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entury Gothic" svg:font-family="'Century Gothic', Arial, Helvetica, sans-serif"/>
    <style:font-face style:name="Century Gothic1" svg:font-family="'Century Gothic', Arial, Helvetica, sans-serif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.247cm" style:contextual-spacing="false"/>
    </style:style>
    <style:style style:name="P2" style:family="paragraph" style:parent-style-name="Text_20_body">
      <style:paragraph-properties fo:margin-top="0cm" fo:margin-bottom="0.247cm" style:contextual-spacing="false" fo:text-align="start" style:justify-single-word="false" style:writing-mode="lr-tb"/>
    </style:style>
    <style:style style:name="P3" style:family="paragraph" style:parent-style-name="Text_20_body">
      <style:paragraph-properties fo:margin-top="0cm" fo:margin-bottom="0.247cm" style:contextual-spacing="false" fo:text-align="start" style:justify-single-word="false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052825"/>
    </style:style>
    <style:style style:name="P7" style:family="paragraph" style:parent-style-name="Text_20_body">
      <style:paragraph-properties fo:margin-top="0cm" fo:margin-bottom="0.247cm" style:contextual-spacing="false" fo:text-align="start" style:justify-single-word="false" fo:orphans="2" fo:widows="2"/>
    </style:style>
    <style:style style:name="P8" style:family="paragraph" style:parent-style-name="Text_20_body">
      <style:paragraph-properties fo:text-align="start" style:justify-single-word="false" fo:orphans="2" fo:widows="2"/>
    </style:style>
    <style:style style:name="P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officeooo:paragraph-rsid="0007a051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07a051"/>
    </style:style>
    <style:style style:name="P1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0874db"/>
    </style:style>
    <style:style style:name="P12" style:family="paragraph" style:parent-style-name="Text_20_body">
      <style:paragraph-properties fo:margin-top="0cm" fo:margin-bottom="0.247cm" style:contextual-spacing="false" fo:line-height="115%" fo:text-align="start" style:justify-single-word="false" style:writing-mode="lr-tb"/>
      <style:text-properties officeooo:paragraph-rsid="00042811"/>
    </style:style>
    <style:style style:name="P13" style:family="paragraph" style:parent-style-name="Text_20_body">
      <style:paragraph-properties fo:margin-top="0cm" fo:margin-bottom="0.247cm" style:contextual-spacing="false" fo:line-height="115%" fo:text-align="start" style:justify-single-word="false" fo:orphans="2" fo:widows="2"/>
    </style:style>
    <style:style style:name="P14" style:family="paragraph" style:parent-style-name="Text_20_body">
      <style:paragraph-properties fo:margin-top="0cm" fo:margin-bottom="0.247cm" style:contextual-spacing="false" fo:line-height="150%" fo:text-align="start" style:justify-single-word="false" style:writing-mode="lr-tb"/>
      <style:text-properties officeooo:paragraph-rsid="00016113"/>
    </style:style>
    <style:style style:name="P15" style:family="paragraph" style:parent-style-name="Text_20_body">
      <style:paragraph-properties fo:margin-top="0cm" fo:margin-bottom="0.247cm" style:contextual-spacing="false" fo:line-height="150%" fo:text-align="start" style:justify-single-word="false" style:writing-mode="lr-tb"/>
      <style:text-properties officeooo:paragraph-rsid="00042811"/>
    </style:style>
    <style:style style:name="P1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11111" loext:opacity="100%" style:font-name="Liberation Serif" fo:font-size="12pt" fo:letter-spacing="normal" fo:language="pt" fo:country="PT" fo:font-style="normal" fo:font-weight="normal" style:font-size-asian="12pt" style:font-size-complex="12pt"/>
    </style:style>
    <style:style style:name="P1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11111" loext:opacity="100%" style:font-name="Century Gothic1" fo:font-size="12pt" fo:letter-spacing="normal" fo:language="pt" fo:country="PT" fo:font-style="normal" fo:font-weight="normal" style:font-size-asian="12pt" style:font-size-complex="12pt"/>
    </style:style>
    <style:style style:name="P18" style:family="paragraph" style:parent-style-name="Text_20_body">
      <style:paragraph-properties fo:margin-top="0cm" fo:margin-bottom="0.247cm" style:contextual-spacing="false"/>
      <style:text-properties style:font-name="Century Gothic1" fo:font-size="12pt" style:font-size-asian="12pt" style:font-size-complex="12pt"/>
    </style:style>
    <style:style style:name="P19" style:family="paragraph" style:parent-style-name="Text_20_body">
      <style:paragraph-properties fo:margin-top="0cm" fo:margin-bottom="0.247cm" style:contextual-spacing="false" fo:text-align="start" style:justify-single-word="false"/>
    </style:style>
    <style:style style:name="P2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2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111111" loext:opacity="100%" style:font-name="Century Gothic1" fo:font-size="12pt" fo:letter-spacing="normal" fo:font-style="normal" fo:font-weight="bold" style:font-size-asian="12pt" style:font-size-complex="12pt"/>
    </style:style>
    <style:style style:name="T2" style:family="text">
      <style:text-properties fo:font-variant="normal" fo:text-transform="none" fo:color="#111111" loext:opacity="100%" style:font-name="Century Gothic1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111111" loext:opacity="100%" style:font-name="Century Gothic1" fo:font-size="12pt" fo:letter-spacing="normal" fo:language="pt" fo:country="PT" fo:font-style="normal" fo:font-weight="bold" style:font-size-asian="12pt" style:font-size-complex="12pt"/>
    </style:style>
    <style:style style:name="T4" style:family="text">
      <style:text-properties fo:font-variant="normal" fo:text-transform="none" fo:color="#111111" loext:opacity="100%" style:font-name="Century Gothic1" fo:font-size="12pt" fo:letter-spacing="normal" fo:language="pt" fo:country="PT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loext:opacity="100%" style:font-name="Century Gothic" fo:font-size="11.25pt" fo:letter-spacing="normal" fo:language="pt" fo:country="PT" fo:font-style="normal" fo:font-weight="bold"/>
    </style:style>
    <style:style style:name="T6" style:family="text">
      <style:text-properties fo:font-variant="normal" fo:text-transform="none" fo:color="#000000" loext:opacity="100%" style:font-name="Century Gothic" fo:font-size="11.25pt" fo:letter-spacing="normal" fo:language="pt" fo:country="PT" fo:font-style="normal" fo:font-weight="bold" style:font-size-asian="12pt" style:font-size-complex="12pt"/>
    </style:style>
    <style:style style:name="T7" style:family="text">
      <style:text-properties fo:font-variant="normal" fo:text-transform="none" fo:color="#000000" loext:opacity="100%" style:font-name="Century Gothic" fo:font-size="11.25pt" fo:letter-spacing="normal" fo:language="pt" fo:country="PT" fo:font-style="normal" fo:font-weight="bold" officeooo:rsid="000d5384"/>
    </style:style>
    <style:style style:name="T8" style:family="text">
      <style:text-properties fo:font-variant="normal" fo:text-transform="none" fo:color="#000000" loext:opacity="100%" style:font-name="Century Gothic" fo:font-size="11.25pt" fo:letter-spacing="normal" fo:language="pt" fo:country="PT" fo:font-style="normal" fo:font-weight="normal"/>
    </style:style>
    <style:style style:name="T9" style:family="text">
      <style:text-properties fo:font-variant="normal" fo:text-transform="none" fo:color="#000000" loext:opacity="100%" style:font-name="Century Gothic" fo:font-size="11.25pt" fo:letter-spacing="normal" fo:language="pt" fo:country="PT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loext:opacity="100%" style:font-name="Century Gothic" fo:font-size="11.25pt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Century Gothic" fo:font-size="11.25pt" fo:letter-spacing="normal" fo:font-style="normal" fo:font-weight="bold"/>
    </style:style>
    <style:style style:name="T12" style:family="text">
      <style:text-properties fo:font-variant="normal" fo:text-transform="none" fo:color="#000000" loext:opacity="100%" style:font-name="Century Gothic1" fo:font-size="12pt" fo:letter-spacing="normal" fo:font-style="normal" fo:font-weight="bold" style:font-size-asian="12pt" style:font-size-complex="12pt"/>
    </style:style>
    <style:style style:name="T13" style:family="text">
      <style:text-properties fo:font-variant="normal" fo:text-transform="none" fo:color="#000000" loext:opacity="100%" style:font-name="Century Gothic1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loext:opacity="100%" style:font-name="Century Gothic1" fo:font-size="12pt" fo:letter-spacing="normal" fo:language="pt" fo:country="PT" fo:font-style="normal" fo:font-weight="bold" style:font-size-asian="12pt" style:font-size-complex="12pt"/>
    </style:style>
    <style:style style:name="T15" style:family="text">
      <style:text-properties fo:font-variant="normal" fo:text-transform="none" fo:color="#000000" loext:opacity="100%" style:font-name="Century Gothic1" fo:font-size="12pt" fo:letter-spacing="normal" fo:language="pt" fo:country="PT" fo:font-style="normal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loext:opacity="100%" style:font-name="Century Gothic1" fo:font-size="12pt" fo:letter-spacing="normal" fo:language="pt" fo:country="PT" fo:font-style="normal" fo:font-weight="normal" style:font-size-asian="12pt" style:font-size-complex="12pt"/>
    </style:style>
    <style:style style:name="T17" style:family="text">
      <style:text-properties fo:font-variant="normal" fo:text-transform="none" fo:color="#000000" loext:opacity="100%" style:font-name="Century Gothic1" fo:font-size="12pt" fo:letter-spacing="normal" fo:language="pt" fo:country="PT" fo:font-style="normal" fo:font-weight="normal" officeooo:rsid="00052825" style:font-size-asian="12pt" style:font-size-complex="12pt"/>
    </style:style>
    <style:style style:name="T18" style:family="text">
      <style:text-properties fo:font-variant="normal" fo:text-transform="none" fo:color="#656565" loext:opacity="100%" style:font-name="Century Gothic" fo:font-size="11.25pt" fo:letter-spacing="normal" fo:language="pt" fo:country="PT" fo:font-style="normal" fo:font-weight="bold"/>
    </style:style>
    <style:style style:name="T19" style:family="text">
      <style:text-properties fo:font-variant="normal" fo:text-transform="none" fo:color="#656565" loext:opacity="100%" style:font-name="Century Gothic" fo:font-size="11.25pt" fo:letter-spacing="normal" fo:language="pt" fo:country="PT" fo:font-style="normal" fo:font-weight="bold" style:font-size-asian="12pt" style:font-size-complex="12pt"/>
    </style:style>
    <style:style style:name="T20" style:family="text">
      <style:text-properties fo:font-variant="normal" fo:text-transform="none" fo:color="#656565" loext:opacity="100%" style:font-name="Century Gothic" fo:font-size="11.25pt" fo:letter-spacing="normal" fo:language="pt" fo:country="PT" fo:font-style="normal" fo:font-weight="bold" officeooo:rsid="000d5384"/>
    </style:style>
    <style:style style:name="T21" style:family="text">
      <style:text-properties fo:font-variant="normal" fo:text-transform="none" fo:color="#656565" loext:opacity="100%" style:font-name="Century Gothic" fo:font-size="11.25pt" fo:letter-spacing="normal" fo:language="pt" fo:country="PT" fo:font-style="normal" fo:font-weight="normal"/>
    </style:style>
    <style:style style:name="T22" style:family="text">
      <style:text-properties fo:font-variant="normal" fo:text-transform="none" fo:color="#656565" loext:opacity="100%" style:font-name="Century Gothic" fo:font-size="11.25pt" fo:letter-spacing="normal" fo:language="pt" fo:country="PT" fo:font-style="normal" fo:font-weight="normal" style:font-size-asian="12pt" style:font-size-complex="12pt"/>
    </style:style>
    <style:style style:name="T23" style:family="text">
      <style:text-properties fo:font-variant="normal" fo:text-transform="none" fo:color="#656565" loext:opacity="100%" style:font-name="Century Gothic" fo:font-size="11.25pt" fo:letter-spacing="normal" fo:font-style="normal" fo:font-weight="normal"/>
    </style:style>
    <style:style style:name="T24" style:family="text">
      <style:text-properties fo:font-variant="normal" fo:text-transform="none" fo:color="#656565" loext:opacity="100%" style:font-name="Century Gothic" fo:font-size="11.25pt" fo:letter-spacing="normal" fo:font-style="normal" fo:font-weight="bold"/>
    </style:style>
    <style:style style:name="T25" style:family="text">
      <style:text-properties fo:font-variant="normal" fo:text-transform="none" style:font-name="Century Gothic" fo:font-size="11.25pt" fo:letter-spacing="normal" fo:language="pt" fo:country="PT" fo:font-style="normal" fo:font-weight="bold"/>
    </style:style>
    <style:style style:name="T26" style:family="text">
      <style:text-properties fo:font-variant="normal" fo:text-transform="none" style:font-name="Century Gothic" fo:font-size="11.25pt" fo:letter-spacing="normal" fo:language="pt" fo:country="PT" fo:font-style="normal" fo:font-weight="bold" style:font-size-asian="12pt" style:font-size-complex="12pt"/>
    </style:style>
    <style:style style:name="T27" style:family="text">
      <style:text-properties fo:font-variant="normal" fo:text-transform="none" style:font-name="Century Gothic" fo:font-size="11.25pt" fo:letter-spacing="normal" fo:language="pt" fo:country="PT" fo:font-style="normal" fo:font-weight="bold" officeooo:rsid="000d5384"/>
    </style:style>
    <style:style style:name="T28" style:family="text">
      <style:text-properties fo:font-variant="normal" fo:text-transform="none" style:font-name="Century Gothic" fo:font-size="11.25pt" fo:letter-spacing="normal" fo:language="pt" fo:country="PT" fo:font-style="normal" fo:font-weight="normal"/>
    </style:style>
    <style:style style:name="T29" style:family="text">
      <style:text-properties fo:font-variant="normal" fo:text-transform="none" style:font-name="Century Gothic" fo:font-size="11.25pt" fo:letter-spacing="normal" fo:language="pt" fo:country="PT" fo:font-style="normal" fo:font-weight="normal" style:font-size-asian="12pt" style:font-size-complex="12pt"/>
    </style:style>
    <style:style style:name="T30" style:family="text">
      <style:text-properties fo:font-variant="normal" fo:text-transform="none" style:font-name="Century Gothic" fo:font-size="11.25pt" fo:letter-spacing="normal" fo:font-style="normal" fo:font-weight="normal"/>
    </style:style>
    <style:style style:name="T31" style:family="text">
      <style:text-properties fo:font-variant="normal" fo:text-transform="none" style:font-name="Century Gothic" fo:font-size="11.25pt" fo:letter-spacing="normal" fo:font-style="normal" fo:font-weight="bold"/>
    </style:style>
    <style:style style:name="T32" style:family="text">
      <style:text-properties fo:color="#000000" loext:opacity="100%"/>
    </style:style>
    <style:style style:name="T33" style:family="text">
      <style:text-properties style:font-name="Century Gothic1"/>
    </style:style>
    <style:style style:name="T34" style:family="text">
      <style:text-properties style:font-name="Century Gothic1" fo:font-size="12pt" fo:font-weight="bold" style:font-size-asian="12pt" style:font-size-complex="12pt"/>
    </style:style>
    <style:style style:name="T35" style:family="text">
      <style:text-properties style:font-name="Century Gothic1" fo:font-size="12pt" style:font-size-asian="12pt" style:font-size-complex="12pt"/>
    </style:style>
    <style:style style:name="T36" style:family="text">
      <style:text-properties style:font-name="Century Gothic1" fo:font-size="12pt" fo:language="pt" fo:country="PT" fo:font-weight="bold" style:font-size-asian="12pt" style:font-size-complex="12pt"/>
    </style:style>
    <style:style style:name="T37" style:family="text">
      <style:text-properties style:font-name="Century Gothic1" fo:font-size="12pt" fo:language="pt" fo:country="PT" style:font-size-asian="12pt" style:font-size-complex="12pt"/>
    </style:style>
    <style:style style:name="T38" style:family="text">
      <style:text-properties style:font-name="Century Gothic1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34"/></text:span></text:p>
      <text:p text:style-name="Title"><text:span text:style-name="Strong_20_Emphasis"><text:span text:style-name="T35">Glossary</text:span></text:span></text:p>
      <text:p text:style-name="P2"><text:span text:style-name="Strong_20_Emphasis"><text:span text:style-name="T34"/></text:span></text:p>
      <text:p text:style-name="P14"><text:span text:style-name="Strong_20_Emphasis"><text:span text:style-name="T34">Small</text:span></text:span><text:span text:style-name="T35">: pequeno<text:line-break/></text:span><text:span text:style-name="Strong_20_Emphasis"><text:span text:style-name="T34">Town</text:span></text:span><text:span text:style-name="T35">: cidade<text:line-break/></text:span><text:span text:style-name="Strong_20_Emphasis"><text:span text:style-name="T34">Bedroom</text:span></text:span><text:span text:style-name="T35">: quarto<text:line-break/></text:span><text:span text:style-name="Strong_20_Emphasis"><text:span text:style-name="T34">Upstairs</text:span></text:span><text:span text:style-name="T35">: andar de cima<text:line-break/></text:span><text:span text:style-name="Strong_20_Emphasis"><text:span text:style-name="T34">Excuse me</text:span></text:span><text:span text:style-name="T35">: com licença<text:line-break/></text:span><text:span text:style-name="Strong_20_Emphasis"><text:span text:style-name="T34">Nice to meet you</text:span></text:span><text:span text:style-name="T35">: Prazer em conhecê-lo<text:line-break/></text:span><text:span text:style-name="Strong_20_Emphasis"><text:span text:style-name="T34">Here is your schedule</text:span></text:span><text:span text:style-name="T35">: aqui está o seu horário<text:line-break/></text:span><text:span text:style-name="Strong_20_Emphasis"><text:span text:style-name="T34">To have you as our student</text:span></text:span><text:span text:style-name="T35">: tê-la como nossa aluna<text:line-break/></text:span><text:span text:style-name="Strong_20_Emphasis"><text:span text:style-name="T34">I’m from: </text:span></text:span><text:span text:style-name="T35">eu sou de...<text:line-break/></text:span><text:span text:style-name="Strong_20_Emphasis"><text:span text:style-name="T34">Advisor</text:span></text:span><text:span text:style-name="T35">: orientador<text:line-break/></text:span><text:span text:style-name="Strong_20_Emphasis"><text:span text:style-name="T34">Not only: </text:span></text:span><text:span text:style-name="T35">não só/não apenas<text:line-break/></text:span><text:span text:style-name="Strong_20_Emphasis"><text:span text:style-name="T34">Customs</text:span></text:span><text:span text:style-name="T35">: costumes<text:line-break/></text:span><text:span text:style-name="Strong_20_Emphasis"><text:span text:style-name="T34">In which</text:span></text:span><text:span text:style-name="T35">: na qual<text:line-break/></text:span><text:span text:style-name="Strong_20_Emphasis"><text:span text:style-name="T34">Often</text:span></text:span><text:span text:style-name="T35">: frequentemente<text:line-break/></text:span><text:span text:style-name="Strong_20_Emphasis"><text:span text:style-name="T34">Usually</text:span></text:span><text:span text:style-name="T35">: normalmente<text:line-break/></text:span><text:span text:style-name="Strong_20_Emphasis"><text:span text:style-name="T34">Affectionate</text:span></text:span><text:span text:style-name="T35">: afetuoso<text:line-break/></text:span><text:span text:style-name="Strong_20_Emphasis"><text:span text:style-name="T34">Close</text:span></text:span><text:span text:style-name="T35">: próximo<text:line-break/></text:span><text:span text:style-name="Strong_20_Emphasis"><text:span text:style-name="T34">To touch</text:span></text:span><text:span text:style-name="T35">: tocar<text:line-break/></text:span><text:span text:style-name="Strong_20_Emphasis"><text:span text:style-name="T34">To hug</text:span></text:span><text:span text:style-name="T35">: abraçar<text:line-break/></text:span><text:span text:style-name="Strong_20_Emphasis"><text:span text:style-name="T34">To kiss</text:span></text:span><text:span text:style-name="T35">: beijar<text:line-break/></text:span><text:span text:style-name="Strong_20_Emphasis"><text:span text:style-name="T34">To mee</text:span></text:span><text:span text:style-name="T35">t: encontrar(-se)<text:line-break/></text:span><text:span text:style-name="Strong_20_Emphasis"><text:span text:style-name="T34">Someone</text:span></text:span><text:span text:style-name="T35">: alguém<text:line-break/></text:span><text:span text:style-name="Strong_20_Emphasis"><text:span text:style-name="T34">Just</text:span></text:span><text:span text:style-name="T35">: apenas<text:line-break/></text:span><text:span text:style-name="Strong_20_Emphasis"><text:span text:style-name="T34">Wave</text:span></text:span><text:span text:style-name="T35">: abano; aceno<text:line-break/></text:span><text:span text:style-name="Strong_20_Emphasis"><text:span text:style-name="T34">Handshake</text:span></text:span><text:span text:style-name="T35">: aperto de mão</text:span></text:p>
      <text:p text:style-name="P15"><text:span text:style-name="Strong_20_Emphasis"><text:span text:style-name="T1">How to get there: </text:span></text:span><text:span text:style-name="T2">como chegar lá<text:line-break/></text:span><text:span text:style-name="Strong_20_Emphasis"><text:span text:style-name="T1">Can I help you?: </text:span></text:span><text:span text:style-name="T2">posso ajudá-la?<text:line-break/></text:span><text:span text:style-name="Strong_20_Emphasis"><text:span text:style-name="T1">What’s the way to</text:span></text:span><text:span text:style-name="T2">…: Qual o caminho para…?<text:line-break/></text:span><text:span text:style-name="Strong_20_Emphasis"><text:span text:style-name="T1">To walk</text:span></text:span><text:span text:style-name="T2">: caminhar<text:line-break/></text:span><text:span text:style-name="Strong_20_Emphasis"><text:span text:style-name="T1">Traffic lights</text:span></text:span><text:span text:style-name="T2">: semáforo<text:line-break/></text:span><text:soft-page-break/><text:span text:style-name="Strong_20_Emphasis"><text:span text:style-name="T1">To turn</text:span></text:span><text:span text:style-name="T2">: dobrar<text:line-break/></text:span><text:span text:style-name="Strong_20_Emphasis"><text:span text:style-name="T1">Right</text:span></text:span><text:span text:style-name="T2">: direita<text:line-break/></text:span><text:span text:style-name="Strong_20_Emphasis"><text:span text:style-name="T1">Left</text:span></text:span><text:span text:style-name="T2">: esquerda<text:line-break/></text:span><text:span text:style-name="Strong_20_Emphasis"><text:span text:style-name="T1">Block</text:span></text:span><text:span text:style-name="T2">: quadra<text:line-break/></text:span><text:span text:style-name="Strong_20_Emphasis"><text:span text:style-name="T1">On the corner</text:span></text:span><text:span text:style-name="T2">: na esquina<text:line-break/></text:span><text:span text:style-name="Strong_20_Emphasis"><text:span text:style-name="T1">Again</text:span></text:span><text:span text:style-name="T2">: novamente<text:line-break/></text:span><text:span text:style-name="Strong_20_Emphasis"><text:span text:style-name="T1">Right past</text:span></text:span><text:span text:style-name="T2">: logo depois de passar<text:line-break/></text:span><text:span text:style-name="Strong_20_Emphasis"><text:span text:style-name="T1">Right next: </text:span></text:span><text:span text:style-name="T2">bem ao lado<text:line-break/></text:span><text:span text:style-name="Strong_20_Emphasis"><text:span text:style-name="T1">I got it: </text:span></text:span><text:span text:style-name="T2">entendi<text:line-break/></text:span><text:span text:style-name="Strong_20_Emphasis"><text:span text:style-name="T1">Supermarket</text:span></text:span><text:span text:style-name="T2">: supermercado<text:line-break/></text:span><text:span text:style-name="Strong_20_Emphasis"><text:span text:style-name="T1">Grocery store</text:span></text:span><text:span text:style-name="T2">: mercadinho; mercearia<text:line-break/></text:span><text:span text:style-name="Strong_20_Emphasis"><text:span text:style-name="T1">Bakery</text:span></text:span><text:span text:style-name="T2">: padaria<text:line-break/></text:span><text:span text:style-name="Strong_20_Emphasis"><text:span text:style-name="T1">Cafeteria / coffee shop</text:span></text:span><text:span text:style-name="T2">: cafeteria<text:line-break/></text:span><text:span text:style-name="Strong_20_Emphasis"><text:span text:style-name="T1">Restaurant</text:span></text:span><text:span text:style-name="T2">: restaurante<text:line-break/></text:span><text:span text:style-name="Strong_20_Emphasis"><text:span text:style-name="T1">Market</text:span></text:span><text:span text:style-name="T2">: mercado<text:line-break/></text:span><text:span text:style-name="Strong_20_Emphasis"><text:span text:style-name="T1">Drugstore</text:span></text:span><text:span text:style-name="T2">: farmácia<text:line-break/></text:span><text:span text:style-name="Strong_20_Emphasis"><text:span text:style-name="T1">Snack bar</text:span></text:span><text:span text:style-name="T2">: lancheria<text:line-break/></text:span><text:span text:style-name="Strong_20_Emphasis"><text:span text:style-name="T1">Bookstore</text:span></text:span><text:span text:style-name="T2">: livraria<text:line-break/></text:span><text:span text:style-name="Strong_20_Emphasis"><text:span text:style-name="T1">Post office</text:span></text:span><text:span text:style-name="T2">: correio<text:line-break/></text:span><text:span text:style-name="Strong_20_Emphasis"><text:span text:style-name="T1">Bar / pub</text:span></text:span><text:span text:style-name="T2">: bar<text:line-break/></text:span><text:span text:style-name="Strong_20_Emphasis"><text:span text:style-name="T1">Bank</text:span></text:span><text:span text:style-name="T2">: banco<text:line-break/></text:span><text:span text:style-name="Strong_20_Emphasis"><text:span text:style-name="T1">Newsstand</text:span></text:span><text:span text:style-name="T2">: banca de revista<text:line-break/></text:span><text:span text:style-name="Strong_20_Emphasis"><text:span text:style-name="T1">Clothes store</text:span></text:span><text:span text:style-name="T2">: loja de roupas<text:line-break/></text:span><text:span text:style-name="Strong_20_Emphasis"><text:span text:style-name="T1">Shoe store</text:span></text:span><text:span text:style-name="T2">: loja de sapatos<text:line-break/></text:span><text:span text:style-name="Strong_20_Emphasis"><text:span text:style-name="T1">Department store</text:span></text:span><text:span text:style-name="T2">: loja de departamentos<text:line-break/></text:span><text:span text:style-name="Strong_20_Emphasis"><text:span text:style-name="T1">Computer shop</text:span></text:span><text:span text:style-name="T2">: loja de computadores/ informática<text:line-break/></text:span><text:span text:style-name="Strong_20_Emphasis"><text:span text:style-name="T1">Hairdresser’s</text:span></text:span><text:span text:style-name="T2">: cabeleireiro(a)<text:line-break/></text:span><text:span text:style-name="Strong_20_Emphasis"><text:span text:style-name="T1">DVD rental shop: </text:span></text:span><text:span text:style-name="T2">locadora de DVDs<text:line-break/></text:span><text:span text:style-name="Strong_20_Emphasis"><text:span text:style-name="T1">Office</text:span></text:span><text:span text:style-name="T2">: escritório<text:line-break/></text:span><text:span text:style-name="Strong_20_Emphasis"><text:span text:style-name="T1">School</text:span></text:span><text:span text:style-name="T2">: escola<text:line-break/></text:span><text:span text:style-name="Strong_20_Emphasis"><text:span text:style-name="T1">College</text:span></text:span><text:span text:style-name="T2">: faculdade<text:line-break/></text:span><text:span text:style-name="Strong_20_Emphasis"><text:span text:style-name="T1">Library</text:span></text:span><text:span text:style-name="T2">: biblioteca<text:line-break/></text:span><text:span text:style-name="Strong_20_Emphasis"><text:span text:style-name="T1">Hospital</text:span></text:span><text:span text:style-name="T2">: hospital<text:line-break/></text:span><text:span text:style-name="Strong_20_Emphasis"><text:span text:style-name="T1">Emergency room/ ER</text:span></text:span><text:span text:style-name="T2">:pronto-socorro<text:line-break/></text:span><text:span text:style-name="Strong_20_Emphasis"><text:span text:style-name="T1">Church</text:span></text:span><text:span text:style-name="T2">: igreja<text:line-break/></text:span><text:soft-page-break/><text:span text:style-name="Strong_20_Emphasis"><text:span text:style-name="T1">Cathedral</text:span></text:span><text:span text:style-name="T2">: catedral<text:line-break/></text:span><text:span text:style-name="Strong_20_Emphasis"><text:span text:style-name="T1">Taxi stand (AmE)/Taxi rank (BrE)</text:span></text:span><text:span text:style-name="T2">: ponto de táxi<text:line-break/></text:span><text:span text:style-name="Strong_20_Emphasis"><text:span text:style-name="T1">Bus stop</text:span></text:span><text:span text:style-name="T2">: parada de ônibus<text:line-break/></text:span><text:span text:style-name="Strong_20_Emphasis"><text:span text:style-name="T1">Bus station</text:span></text:span><text:span text:style-name="T2">: estação rodoviária<text:line-break/></text:span><text:span text:style-name="Strong_20_Emphasis"><text:span text:style-name="T1">Train station</text:span></text:span><text:span text:style-name="T2">: estação de trem<text:line-break/></text:span><text:span text:style-name="Strong_20_Emphasis"><text:span text:style-name="T1">Subway station: </text:span></text:span><text:span text:style-name="T2">estação de metrô<text:line-break/></text:span><text:span text:style-name="Strong_20_Emphasis"><text:span text:style-name="T1">Airport</text:span></text:span><text:span text:style-name="T2">: aeroporto<text:line-break/></text:span><text:span text:style-name="Strong_20_Emphasis"><text:span text:style-name="T1">Movie theather (AmE)/ cinema (BrE): </text:span></text:span><text:span text:style-name="T2">cinema<text:line-break/></text:span><text:span text:style-name="Strong_20_Emphasis"><text:span text:style-name="T1">Theater</text:span></text:span><text:span text:style-name="T2">: teatro<text:line-break/></text:span><text:span text:style-name="Strong_20_Emphasis"><text:span text:style-name="T1">Police</text:span></text:span><text:span text:style-name="Strong_20_Emphasis"><text:span text:style-name="T2"> </text:span></text:span><text:span text:style-name="Strong_20_Emphasis"><text:span text:style-name="T1">station</text:span></text:span><text:span text:style-name="T2">: delegacia<text:line-break/></text:span><text:span text:style-name="Strong_20_Emphasis"><text:span text:style-name="T1">Weekend</text:span></text:span><text:span text:style-name="T2">: fim de semana<text:line-break/></text:span><text:span text:style-name="Strong_20_Emphasis"><text:span text:style-name="T1">Days of the week</text:span></text:span><text:span text:style-name="T2">: dias da semana<text:line-break/></text:span><text:span text:style-name="Strong_20_Emphasis"><text:span text:style-name="T1">Voiceless</text:span></text:span><text:span text:style-name="T2">: sem som<text:line-break/></text:span><text:span text:style-name="Strong_20_Emphasis"><text:span text:style-name="T1">Voiced</text:span></text:span><text:span text:style-name="T2">: sonoro<text:line-break/></text:span><text:span text:style-name="Strong_20_Emphasis"><text:span text:style-name="T1">Nothing</text:span></text:span><text:span text:style-name="T2">: nada<text:line-break/></text:span><text:span text:style-name="Strong_20_Emphasis"><text:span text:style-name="T1">Toothpaste</text:span></text:span><text:span text:style-name="T2">: creme dental<text:line-break/></text:span><text:span text:style-name="Strong_20_Emphasis"><text:span text:style-name="T1">Bath</text:span></text:span><text:span text:style-name="T2">: banho; banheira<text:line-break/></text:span><text:span text:style-name="Strong_20_Emphasis"><text:span text:style-name="T1">Healthy</text:span></text:span><text:span text:style-name="T2">: saudável<text:line-break/></text:span><text:span text:style-name="Strong_20_Emphasis"><text:span text:style-name="T1">Mother</text:span></text:span><text:span text:style-name="T2">: mãe<text:line-break/></text:span><text:span text:style-name="Strong_20_Emphasis"><text:span text:style-name="T1">Together</text:span></text:span><text:span text:style-name="T2">: junto<text:line-break/></text:span><text:span text:style-name="Strong_20_Emphasis"><text:span text:style-name="T1">Weather</text:span></text:span><text:span text:style-name="T2">: clima; tempo<text:line-break/></text:span><text:span text:style-name="Strong_20_Emphasis"><text:span text:style-name="T1">Other</text:span></text:span><text:span text:style-name="T2">: outro<text:line-break/></text:span><text:span text:style-name="Strong_20_Emphasis"><text:span text:style-name="T1">Weather</text:span></text:span><text:span text:style-name="T2">: clima/tempo<text:line-break/></text:span><text:span text:style-name="Strong_20_Emphasis"><text:span text:style-name="T1">Such as</text:span></text:span><text:span text:style-name="T2">: tais como<text:line-break/></text:span><text:span text:style-name="Strong_20_Emphasis"><text:span text:style-name="T1">The same</text:span></text:span><text:span text:style-name="T2">: as mesmas<text:line-break/></text:span><text:span text:style-name="Strong_20_Emphasis"><text:span text:style-name="T1">At the end</text:span></text:span><text:span text:style-name="T2">: no final<text:line-break/></text:span><text:span text:style-name="Strong_20_Emphasis"><text:span text:style-name="T1">At the beginning</text:span></text:span><text:span text:style-name="T2">: no início<text:line-break/></text:span><text:span text:style-name="Strong_20_Emphasis"><text:span text:style-name="T1">In the middle</text:span></text:span><text:span text:style-name="T2">: no meio<text:line-break/></text:span><text:span text:style-name="Strong_20_Emphasis"><text:span text:style-name="T1">Break</text:span></text:span><text:span text:style-name="T2">: intervalo<text:line-break/></text:span><text:span text:style-name="Strong_20_Emphasis"><text:span text:style-name="T1">A few</text:span></text:span><text:span text:style-name="T2">: poucos<text:line-break/></text:span><text:span text:style-name="Strong_20_Emphasis"><text:span text:style-name="T1">Christmas</text:span></text:span><text:span text:style-name="T2">: Natal<text:line-break/></text:span><text:span text:style-name="Strong_20_Emphasis"><text:span text:style-name="T1">Easter</text:span></text:span><text:span text:style-name="T2">: Páscoa<text:line-break/></text:span><text:span text:style-name="Strong_20_Emphasis"><text:span text:style-name="T1">New Year's Day</text:span></text:span><text:span text:style-name="T2">: dia de Ano Novo<text:line-break/></text:span><text:span text:style-name="Strong_20_Emphasis"><text:span text:style-name="T1">To last: </text:span></text:span><text:span text:style-name="T2">durar<text:line-break/></text:span><text:span text:style-name="Strong_20_Emphasis"><text:span text:style-name="T1">To happen</text:span></text:span><text:span text:style-name="T2">: acontecer<text:line-break/></text:span><text:soft-page-break/><text:span text:style-name="Strong_20_Emphasis"><text:span text:style-name="T1">Holiday</text:span></text:span><text:span text:style-name="T2">: férias<text:line-break/></text:span><text:span text:style-name="Strong_20_Emphasis"><text:span text:style-name="T1">May</text:span></text:span><text:span text:style-name="T2">: pode(m)<text:line-break/></text:span><text:span text:style-name="Strong_20_Emphasis"><text:span text:style-name="T1">To join</text:span></text:span><text:span text:style-name="T2">: tornar-se parte de algo<text:line-break/></text:span><text:span text:style-name="Strong_20_Emphasis"><text:span text:style-name="T1">By the age</text:span></text:span><text:span text:style-name="T2">: mais ou menos com a idade de<text:line-break/></text:span><text:span text:style-name="Strong_20_Emphasis"><text:span text:style-name="T1">To make up</text:span></text:span><text:span text:style-name="T2">: compor<text:line-break/></text:span><text:span text:style-name="Strong_20_Emphasis"><text:span text:style-name="T1">To make on</text:span></text:span><text:span text:style-name="T2">: progredir<text:line-break/></text:span><text:span text:style-name="Strong_20_Emphasis"><text:span text:style-name="T1">To get</text:span></text:span><text:span text:style-name="T2">: conseguir, obter<text:line-break/></text:span><text:span text:style-name="Strong_20_Emphasis"><text:span text:style-name="T1">To take</text:span></text:span><text:span text:style-name="T2">: levar</text:span></text:p>
      <text:p text:style-name="P12"><text:span text:style-name="Strong_20_Emphasis"><text:span text:style-name="T12">Bicycle, bike: </text:span></text:span><text:span text:style-name="T13">bicicleta;</text:span></text:p>
      <text:p text:style-name="P13"><text:span text:style-name="Strong_20_Emphasis"><text:span text:style-name="T12">Motorcycle, motorbike: </text:span></text:span><text:span text:style-name="T13">motocicleta;</text:span></text:p>
      <text:p text:style-name="P13"><text:span text:style-name="Strong_20_Emphasis"><text:span text:style-name="T12">Car: </text:span></text:span><text:span text:style-name="T13">carro;</text:span></text:p>
      <text:p text:style-name="P13"><text:span text:style-name="Strong_20_Emphasis"><text:span text:style-name="T12">Bus: </text:span></text:span><text:span text:style-name="T13">ônibus;</text:span></text:p>
      <text:p text:style-name="P13"><text:span text:style-name="Strong_20_Emphasis"><text:span text:style-name="T12">Taxi: </text:span></text:span><text:span text:style-name="T13">táxi;</text:span></text:p>
      <text:p text:style-name="P13"><text:span text:style-name="Strong_20_Emphasis"><text:span text:style-name="T12">Train: </text:span></text:span><text:span text:style-name="T13">trem;</text:span></text:p>
      <text:p text:style-name="P13"><text:span text:style-name="Strong_20_Emphasis"><text:span text:style-name="T12">Subway(AmE)/underground,tube (BrE): </text:span></text:span><text:span text:style-name="T13">metrô;</text:span></text:p>
      <text:p text:style-name="P13"><text:span text:style-name="Strong_20_Emphasis"><text:span text:style-name="T12">Tram, street car: </text:span></text:span><text:span text:style-name="T13">bonde;</text:span></text:p>
      <text:p text:style-name="P13"><text:span text:style-name="Strong_20_Emphasis"><text:span text:style-name="T12">Airplane: </text:span></text:span><text:span text:style-name="T13">avião;</text:span></text:p>
      <text:p text:style-name="P13"><text:span text:style-name="Strong_20_Emphasis"><text:span text:style-name="T12">Boat: </text:span></text:span><text:span text:style-name="T13">barco;</text:span></text:p>
      <text:p text:style-name="P13"><text:span text:style-name="Strong_20_Emphasis"><text:span text:style-name="T12">Ship: </text:span></text:span><text:span text:style-name="T13">navio;</text:span></text:p>
      <text:p text:style-name="P13"><text:span text:style-name="Strong_20_Emphasis"><text:span text:style-name="T12">Ferry boat: </text:span></text:span><text:span text:style-name="T13">balsa;</text:span></text:p>
      <text:p text:style-name="P13"><text:span text:style-name="Strong_20_Emphasis"><text:span text:style-name="T12">Credit card: </text:span></text:span><text:span text:style-name="T13">cartão de crédito;</text:span></text:p>
      <text:p text:style-name="P13"><text:span text:style-name="Strong_20_Emphasis"><text:span text:style-name="T12">Cash: </text:span></text:span><text:span text:style-name="T13">dinheiro (em espécie);</text:span></text:p>
      <text:p text:style-name="P13"><text:span text:style-name="Strong_20_Emphasis"><text:span text:style-name="T12">Bills: </text:span></text:span><text:span text:style-name="T13">notas;</text:span></text:p>
      <text:p text:style-name="P13"><text:span text:style-name="Strong_20_Emphasis"><text:span text:style-name="T12">Coins: </text:span></text:span><text:span text:style-name="T13">moedas;</text:span></text:p>
      <text:p text:style-name="P13"><text:span text:style-name="Strong_20_Emphasis"><text:span text:style-name="T12">In cash: </text:span></text:span><text:span text:style-name="T13">em dinheiro;</text:span></text:p>
      <text:p text:style-name="P13"><text:span text:style-name="Strong_20_Emphasis"><text:span text:style-name="T12">Change: </text:span></text:span><text:span text:style-name="T13">troco;</text:span></text:p>
      <text:p text:style-name="P13"><text:span text:style-name="Strong_20_Emphasis"><text:span text:style-name="T12">Currencies</text:span></text:span><text:span text:style-name="T13">: moeda;</text:span></text:p>
      <text:p text:style-name="P13"><text:span text:style-name="Strong_20_Emphasis"><text:span text:style-name="T12">Pound: </text:span></text:span><text:span text:style-name="T13">libra;</text:span></text:p>
      <text:p text:style-name="P13"><text:span text:style-name="Strong_20_Emphasis"><text:span text:style-name="T12">Impolite: </text:span></text:span><text:span text:style-name="T13">sem educação;</text:span></text:p>
      <text:p text:style-name="P13"><text:span text:style-name="Strong_20_Emphasis"><text:span text:style-name="T12">Meaning: </text:span></text:span><text:span text:style-name="T13">querendo dizer;</text:span></text:p>
      <text:p text:style-name="P13"><text:span text:style-name="Strong_20_Emphasis"><text:span text:style-name="T12">To start: </text:span></text:span><text:span text:style-name="T13">iniciar;</text:span></text:p>
      <text:p text:style-name="P13"><text:span text:style-name="Strong_20_Emphasis"><text:span text:style-name="T12">Even at: </text:span></text:span><text:span text:style-name="T13">mesmo em;</text:span></text:p>
      <text:p text:style-name="P13"><text:soft-page-break/><text:span text:style-name="Strong_20_Emphasis"><text:span text:style-name="T12">Unless</text:span></text:span><text:span text:style-name="T13">: a menos que;</text:span></text:p>
      <text:p text:style-name="P13"><text:span text:style-name="T13">I</text:span><text:span text:style-name="Strong_20_Emphasis"><text:span text:style-name="T13">’</text:span></text:span><text:span text:style-name="Strong_20_Emphasis"><text:span text:style-name="T12">ll make it for…: </text:span></text:span><text:span text:style-name="T13">faço por..;</text:span></text:p>
      <text:p text:style-name="P13"><text:span text:style-name="Strong_20_Emphasis"><text:span text:style-name="T12">I’ll leave it for..</text:span></text:span><text:span text:style-name="T13">: deixo por..;</text:span></text:p>
      <text:p text:style-name="P13"><text:span text:style-name="Strong_20_Emphasis"><text:span text:style-name="T12">To ask for: </text:span></text:span><text:span text:style-name="T13">pedir;</text:span></text:p>
      <text:p text:style-name="P13"><text:span text:style-name="Strong_20_Emphasis"><text:span text:style-name="T12">Price lowering: </text:span></text:span><text:span text:style-name="T13">redução e;</text:span></text:p>
      <text:p text:style-name="P13"><text:span text:style-name="Strong_20_Emphasis"><text:span text:style-name="T12">To make sure: </text:span></text:span><text:span text:style-name="T13">certificar-se.</text:span></text:p>
      <text:p text:style-name="P13"><text:span text:style-name="Strong_20_Emphasis"><text:span text:style-name="T12">Legs</text:span></text:span><text:span text:style-name="T13">: pernas;</text:span></text:p>
      <text:p text:style-name="P1"><text:span text:style-name="Strong_20_Emphasis"><text:span text:style-name="T34">Moon</text:span></text:span><text:span text:style-name="T35">: lua;</text:span></text:p>
      <text:p text:style-name="P1"><text:span text:style-name="Strong_20_Emphasis"><text:span text:style-name="T34">Enough</text:span></text:span><text:span text:style-name="T35">: suficiente;</text:span></text:p>
      <text:p text:style-name="P1"><text:span text:style-name="Strong_20_Emphasis"><text:span text:style-name="T34">To look like</text:span></text:span><text:span text:style-name="T35">: parecer(-se) com;</text:span></text:p>
      <text:p text:style-name="P1"><text:span text:style-name="Strong_20_Emphasis"><text:span text:style-name="T34">Slender</text:span></text:span><text:span text:style-name="T35">: esbelto;</text:span></text:p>
      <text:p text:style-name="P1"><text:span text:style-name="Strong_20_Emphasis"><text:span text:style-name="T34">Wavy</text:span></text:span><text:span text:style-name="T35">: ondulado;</text:span></text:p>
      <text:p text:style-name="P1"><text:span text:style-name="Strong_20_Emphasis"><text:span text:style-name="T34">Eyes</text:span></text:span><text:span text:style-name="T35">: olhos;</text:span></text:p>
      <text:p text:style-name="P1"><text:span text:style-name="Strong_20_Emphasis"><text:span text:style-name="T34">Blonde</text:span></text:span><text:span text:style-name="T35">: loira;</text:span></text:p>
      <text:p text:style-name="P1"><text:span text:style-name="Strong_20_Emphasis"><text:span text:style-name="T34">Hair</text:span></text:span><text:span text:style-name="T35">: cabelo;</text:span></text:p>
      <text:p text:style-name="P1"><text:span text:style-name="Strong_20_Emphasis"><text:span text:style-name="T34">Tall</text:span></text:span><text:span text:style-name="T35">: alto;</text:span></text:p>
      <text:p text:style-name="P1"><text:span text:style-name="Strong_20_Emphasis"><text:span text:style-name="T34">Medium</text:span></text:span><text:span text:style-name="T35">-</text:span><text:span text:style-name="Strong_20_Emphasis"><text:span text:style-name="T34">high</text:span></text:span><text:span text:style-name="T35">: altura mediana;</text:span></text:p>
      <text:p text:style-name="P1"><text:span text:style-name="Strong_20_Emphasis"><text:span text:style-name="T34">Calm down</text:span></text:span><text:span text:style-name="T35">: calma;</text:span></text:p>
      <text:p text:style-name="P1"><text:span text:style-name="Strong_20_Emphasis"><text:span text:style-name="T34">Height</text:span></text:span><text:span text:style-name="T35">: altura;</text:span></text:p>
      <text:p text:style-name="P1"><text:span text:style-name="Strong_20_Emphasis"><text:span text:style-name="T34">Tall</text:span></text:span><text:span text:style-name="T35">: alto;</text:span></text:p>
      <text:p text:style-name="P1"><text:span text:style-name="Strong_20_Emphasis"><text:span text:style-name="T34">Medium</text:span></text:span><text:span text:style-name="T35">-</text:span><text:span text:style-name="Strong_20_Emphasis"><text:span text:style-name="T34">height</text:span></text:span><text:span text:style-name="T35">/</text:span><text:span text:style-name="Strong_20_Emphasis"><text:span text:style-name="T34">average-height</text:span></text:span><text:span text:style-name="T35">: altura média;</text:span></text:p>
      <text:p text:style-name="P1"><text:span text:style-name="Strong_20_Emphasis"><text:span text:style-name="T34">Short</text:span></text:span><text:span text:style-name="T35">: baixo;</text:span></text:p>
      <text:p text:style-name="P1"><text:span text:style-name="Strong_20_Emphasis"><text:span text:style-name="T34">Fat</text:span></text:span><text:span text:style-name="T35">/</text:span><text:span text:style-name="Strong_20_Emphasis"><text:span text:style-name="T34">overweight</text:span></text:span><text:span text:style-name="T35">: gordo/ acima do peso;</text:span></text:p>
      <text:p text:style-name="P1"><text:span text:style-name="Strong_20_Emphasis"><text:span text:style-name="T34">Plump</text:span></text:span><text:span text:style-name="T35">: cheinho;</text:span></text:p>
      <text:p text:style-name="P1"><text:span text:style-name="Strong_20_Emphasis"><text:span text:style-name="T34">Slim</text:span></text:span><text:span text:style-name="T35">/</text:span><text:span text:style-name="Strong_20_Emphasis"><text:span text:style-name="T34">slender</text:span></text:span><text:span text:style-name="T35">: esbelto;</text:span></text:p>
      <text:p text:style-name="P1"><text:span text:style-name="Strong_20_Emphasis"><text:span text:style-name="T34">Thin</text:span></text:span><text:span text:style-name="T35">: magro;</text:span></text:p>
      <text:p text:style-name="P1"><text:span text:style-name="Strong_20_Emphasis"><text:span text:style-name="T34">Skinny</text:span></text:span><text:span text:style-name="T35">: muito magro;</text:span></text:p>
      <text:p text:style-name="P1"><text:span text:style-name="Strong_20_Emphasis"><text:span text:style-name="T34">Stout</text:span></text:span><text:span text:style-name="T35">: troncudo;</text:span></text:p>
      <text:p text:style-name="P1"><text:span text:style-name="Strong_20_Emphasis"><text:span text:style-name="T34">Strong</text:span></text:span><text:span text:style-name="T35">: forte;</text:span></text:p>
      <text:p text:style-name="P1"><text:span text:style-name="Strong_20_Emphasis"><text:span text:style-name="T34">Weak</text:span></text:span><text:span text:style-name="T35">: fraco;</text:span></text:p>
      <text:p text:style-name="P1"><text:span text:style-name="Strong_20_Emphasis"><text:span text:style-name="T34">Hair</text:span></text:span><text:span text:style-name="T35">: cabelo;</text:span></text:p>
      <text:p text:style-name="P1"><text:soft-page-break/><text:span text:style-name="Strong_20_Emphasis"><text:span text:style-name="T34">Length</text:span></text:span><text:span text:style-name="T35">: comprimento;</text:span></text:p>
      <text:p text:style-name="P1"><text:span text:style-name="Strong_20_Emphasis"><text:span text:style-name="T34">Long</text:span></text:span><text:span text:style-name="T35">: comprido;</text:span></text:p>
      <text:p text:style-name="P1"><text:span text:style-name="Strong_20_Emphasis"><text:span text:style-name="T34">Shoulder-length</text:span></text:span><text:span text:style-name="T35">: na altura do ombro;</text:span></text:p>
      <text:p text:style-name="P1"><text:span text:style-name="Strong_20_Emphasis"><text:span text:style-name="T34">Short</text:span></text:span><text:span text:style-name="T35">: curto;</text:span></text:p>
      <text:p text:style-name="P1"><text:span text:style-name="Strong_20_Emphasis"><text:span text:style-name="T34">Shape</text:span></text:span><text:span text:style-name="T35">: formato/tipo;</text:span></text:p>
      <text:p text:style-name="P1"><text:span text:style-name="Strong_20_Emphasis"><text:span text:style-name="T34">Straight</text:span></text:span><text:span text:style-name="T35">: liso;</text:span></text:p>
      <text:p text:style-name="P1"><text:span text:style-name="Strong_20_Emphasis"><text:span text:style-name="T34">Wavy</text:span></text:span><text:span text:style-name="T35">: ondulado;</text:span></text:p>
      <text:p text:style-name="P1"><text:span text:style-name="Strong_20_Emphasis"><text:span text:style-name="T34">Curly</text:span></text:span><text:span text:style-name="T35">: crespo;</text:span></text:p>
      <text:p text:style-name="P1"><text:span text:style-name="Strong_20_Emphasis"><text:span text:style-name="T34">Dark</text:span></text:span><text:span text:style-name="T35">/</text:span><text:span text:style-name="Strong_20_Emphasis"><text:span text:style-name="T34">black</text:span></text:span><text:span text:style-name="T35">: escuro/preto;</text:span></text:p>
      <text:p text:style-name="P1"><text:span text:style-name="Strong_20_Emphasis"><text:span text:style-name="T34">Brown</text:span></text:span><text:span text:style-name="T35">: castanho;</text:span></text:p>
      <text:p text:style-name="P1"><text:span text:style-name="Strong_20_Emphasis"><text:span text:style-name="T34">Blond</text:span></text:span><text:span text:style-name="T35">: loiro;</text:span></text:p>
      <text:p text:style-name="P1"><text:span text:style-name="Strong_20_Emphasis"><text:span text:style-name="T34">Gray</text:span></text:span><text:span text:style-name="T35">: grisalho;</text:span></text:p>
      <text:p text:style-name="P1"><text:span text:style-name="Strong_20_Emphasis"><text:span text:style-name="T34">Red</text:span></text:span><text:span text:style-name="T35">: ruivo;</text:span></text:p>
      <text:p text:style-name="P1"><text:span text:style-name="Strong_20_Emphasis"><text:span text:style-name="T34">Dyed</text:span></text:span><text:span text:style-name="T35">: tingido;</text:span></text:p>
      <text:p text:style-name="P1"><text:span text:style-name="Strong_20_Emphasis"><text:span text:style-name="T34">Eyes</text:span></text:span><text:span text:style-name="T35">: olhos;</text:span></text:p>
      <text:p text:style-name="P1"><text:span text:style-name="Strong_20_Emphasis"><text:span text:style-name="T34">Green</text:span></text:span><text:span text:style-name="T35">: verdes;</text:span></text:p>
      <text:p text:style-name="P1"><text:span text:style-name="Strong_20_Emphasis"><text:span text:style-name="T34">Brown</text:span></text:span><text:span text:style-name="T35">: castanhos;</text:span></text:p>
      <text:p text:style-name="P1"><text:span text:style-name="Strong_20_Emphasis"><text:span text:style-name="T34">Hazel</text:span></text:span><text:span text:style-name="T35">: avelã/castanho esverdeados;</text:span></text:p>
      <text:p text:style-name="P1"><text:span text:style-name="Strong_20_Emphasis"><text:span text:style-name="T34">Blue</text:span></text:span><text:span text:style-name="T35">: azuis;</text:span></text:p>
      <text:p text:style-name="P1"><text:span text:style-name="Strong_20_Emphasis"><text:span text:style-name="T34">Other features</text:span></text:span><text:span text:style-name="T35">: outras características;</text:span></text:p>
      <text:p text:style-name="P1"><text:span text:style-name="Strong_20_Emphasis"><text:span text:style-name="T34">Mustache</text:span></text:span><text:span text:style-name="T35">: bigode;</text:span></text:p>
      <text:p text:style-name="P1"><text:span text:style-name="Strong_20_Emphasis"><text:span text:style-name="T34">Beard</text:span></text:span><text:span text:style-name="T35">: barba;</text:span></text:p>
      <text:p text:style-name="P1"><text:span text:style-name="Strong_20_Emphasis"><text:span text:style-name="T34">Goatee</text:span></text:span><text:span text:style-name="T35">: cavanhaque;</text:span></text:p>
      <text:p text:style-name="P1"><text:span text:style-name="Strong_20_Emphasis"><text:span text:style-name="T34">Bald</text:span></text:span><text:span text:style-name="T35">: careca;</text:span></text:p>
      <text:p text:style-name="P1"><text:span text:style-name="Strong_20_Emphasis"><text:span text:style-name="T34">Age</text:span></text:span><text:span text:style-name="T35">: idade;</text:span></text:p>
      <text:p text:style-name="P1"><text:span text:style-name="Strong_20_Emphasis"><text:span text:style-name="T34">Young</text:span></text:span><text:span text:style-name="T35">: jovem;</text:span></text:p>
      <text:p text:style-name="P1"><text:span text:style-name="Strong_20_Emphasis"><text:span text:style-name="T34">Middle</text:span></text:span><text:span text:style-name="T35">-</text:span><text:span text:style-name="Strong_20_Emphasis"><text:span text:style-name="T34">aged</text:span></text:span><text:span text:style-name="T35">: de meia idade e;</text:span></text:p>
      <text:p text:style-name="P1"><text:span text:style-name="Strong_20_Emphasis"><text:span text:style-name="T34">Old</text:span></text:span><text:span text:style-name="T35">: idoso.</text:span></text:p>
      <text:p text:style-name="P4"><text:span text:style-name="Strong_20_Emphasis"><text:span text:style-name="T14">Busy</text:span></text:span><text:span text:style-name="T16">: ocupado;</text:span></text:p>
      <text:p text:style-name="P4"><text:span text:style-name="Strong_20_Emphasis"><text:span text:style-name="T14">To hand in</text:span></text:span><text:span text:style-name="T16">: entregar;</text:span></text:p>
      <text:p text:style-name="P4"><text:span text:style-name="Strong_20_Emphasis"><text:span text:style-name="T14">Written assignment</text:span></text:span><text:span text:style-name="T16">: trabalho escrito;</text:span></text:p>
      <text:p text:style-name="P4"><text:soft-page-break/><text:span text:style-name="Strong_20_Emphasis"><text:span text:style-name="T14">That’s tough!: </text:span></text:span><text:span text:style-name="T16">que dureza!</text:span></text:p>
      <text:p text:style-name="P4"><text:span text:style-name="Strong_20_Emphasis"><text:span text:style-name="T14">To attend: </text:span></text:span><text:span text:style-name="T16">assistir, frequentar;</text:span></text:p>
      <text:p text:style-name="P4"><text:span text:style-name="Strong_20_Emphasis"><text:span text:style-name="T14">To do some research</text:span></text:span><text:span text:style-name="T16">: pesquisar</text:span></text:p>
      <text:p text:style-name="P4"><text:span text:style-name="Strong_20_Emphasis"><text:span text:style-name="T14">Research</text:span></text:span><text:span text:style-name="T16">: pesquisa</text:span></text:p>
      <text:p text:style-name="P4"><text:span text:style-name="Strong_20_Emphasis"><text:span text:style-name="T14">Paper: </text:span></text:span><text:span text:style-name="T16">trabalho/artigo</text:span></text:p>
      <text:p text:style-name="P4"><text:bookmark-start text:name="__DdeLink__1235_724313218"/><text:span text:style-name="Strong_20_Emphasis"><text:span text:style-name="T14">To look for: </text:span></text:span><text:span text:style-name="T16">procurar</text:span><text:bookmark-end text:name="__DdeLink__1235_724313218"/></text:p>
      <text:p text:style-name="P4"><text:span text:style-name="Strong_20_Emphasis"><text:span text:style-name="T14">That sounds really cool: </text:span></text:span><text:span text:style-name="T16">Parece muito legal</text:span></text:p>
      <text:p text:style-name="P4"><text:span text:style-name="Strong_20_Emphasis"><text:span text:style-name="T14">Count me in!</text:span></text:span><text:span text:style-name="T16">: Tô dentro!</text:span></text:p>
      <text:p text:style-name="P4"><text:span text:style-name="Strong_20_Emphasis"><text:span text:style-name="T14">To register: </text:span></text:span><text:span text:style-name="T16">registrar- se, matricular-se</text:span></text:p>
      <text:p text:style-name="P4"><text:span text:style-name="Strong_20_Emphasis"><text:span text:style-name="T14">To ask for (a document/a ride): </text:span></text:span><text:span text:style-name="T16">pedir (um documento/ uma carona)</text:span></text:p>
      <text:p text:style-name="P4"><text:span text:style-name="Strong_20_Emphasis"><text:span text:style-name="T14">To get (books): </text:span></text:span><text:span text:style-name="T16">pegar (livros)</text:span></text:p>
      <text:p text:style-name="P4"><text:span text:style-name="Strong_20_Emphasis"><text:span text:style-name="T14">To take (books): </text:span></text:span><text:span text:style-name="T16">levar (livros)</text:span></text:p>
      <text:p text:style-name="P4"><text:span text:style-name="Strong_20_Emphasis"><text:span text:style-name="T14">To take (books) back: </text:span></text:span><text:span text:style-name="T16">levar de volta; devolver (livros)</text:span></text:p>
      <text:p text:style-name="P4"><text:span text:style-name="Strong_20_Emphasis"><text:span text:style-name="T14">To research / To do research: </text:span></text:span><text:span text:style-name="T16">pesquisar/fazer pesquisa</text:span></text:p>
      <text:p text:style-name="P4"><text:span text:style-name="Strong_20_Emphasis"><text:span text:style-name="T14">To attend (a class/a lecture): </text:span></text:span><text:span text:style-name="T16">assistir; comparecer a; frequentar (uma aula/uma palestra)</text:span></text:p>
      <text:p text:style-name="P4"><text:span text:style-name="Strong_20_Emphasis"><text:span text:style-name="T14">To talk to (a professor/the dean): </text:span></text:span><text:span text:style-name="T16">falar com (um professor/o reitor)</text:span></text:p>
      <text:p text:style-name="P4"><text:span text:style-name="Strong_20_Emphasis"><text:span text:style-name="T14">To do an assignment:</text:span></text:span><text:span text:style-name="Strong_20_Emphasis"><text:span text:style-name="T16"> </text:span></text:span><text:span text:style-name="Strong_20_Emphasis"><text:span text:style-name="T17">f</text:span></text:span><text:span text:style-name="T13">azer um trabalho</text:span></text:p>
      <text:p text:style-name="P4"><text:span text:style-name="Strong_20_Emphasis"><text:span text:style-name="T14">To write a paper (on): </text:span></text:span><text:span text:style-name="T16">escrever um trabalho/artigo (sobre)</text:span></text:p>
      <text:p text:style-name="P4"><text:span text:style-name="Strong_20_Emphasis"><text:span text:style-name="T14">To hand in (an assignment/ a paper): </text:span></text:span><text:span text:style-name="T16">entregar (um trabalho/artigo)</text:span></text:p>
      <text:p text:style-name="P4"><text:span text:style-name="Strong_20_Emphasis"><text:span text:style-name="T14">To do (sports/exercises/ volunteer work): </text:span></text:span><text:span text:style-name="T16">fazer (esportes/ exercícios / trabalho voluntário)</text:span></text:p>
      <text:p text:style-name="P4"><text:span text:style-name="Strong_20_Emphasis"><text:span text:style-name="T14">Library</text:span></text:span><text:span text:style-name="T16">: biblioteca</text:span></text:p>
      <text:p text:style-name="P4"><text:span text:style-name="Strong_20_Emphasis"><text:span text:style-name="T14">Admissions and registrations office: </text:span></text:span><text:span text:style-name="T16">secretaria (de registros e admissões)</text:span></text:p>
      <text:p text:style-name="P4"><text:span text:style-name="Strong_20_Emphasis"><text:span text:style-name="T14">The dean’s office:</text:span></text:span><text:span text:style-name="Strong_20_Emphasis"><text:span text:style-name="T16"> </text:span></text:span><text:span text:style-name="T16">gabinete do reitor</text:span></text:p>
      <text:p text:style-name="P4"><text:span text:style-name="Strong_20_Emphasis"><text:span text:style-name="T14">Classroom</text:span></text:span><text:span text:style-name="T16">: sala de aula</text:span></text:p>
      <text:p text:style-name="P4"><text:span text:style-name="Strong_20_Emphasis"><text:span text:style-name="T14">Laboratory/lab: </text:span></text:span><text:span text:style-name="T16">laboratório</text:span></text:p>
      <text:p text:style-name="P4"><text:span text:style-name="Strong_20_Emphasis"><text:span text:style-name="T14">Gym/gymnasium: </text:span></text:span><text:span text:style-name="T16">ginásio</text:span></text:p>
      <text:p text:style-name="P4"><text:span text:style-name="Strong_20_Emphasis"><text:span text:style-name="T14">Running track: </text:span></text:span><text:span text:style-name="T16">pista de corrida</text:span></text:p>
      <text:p text:style-name="P4"><text:span text:style-name="Strong_20_Emphasis"><text:span text:style-name="T14">Swimming pool: </text:span></text:span><text:span text:style-name="T16">piscina</text:span></text:p>
      <text:p text:style-name="P4"><text:span text:style-name="Strong_20_Emphasis"><text:span text:style-name="T14">Soccer field: </text:span></text:span><text:span text:style-name="T16">campo de futebol</text:span></text:p>
      <text:p text:style-name="P4"><text:span text:style-name="Strong_20_Emphasis"><text:span text:style-name="T14">Volleyball court:</text:span></text:span><text:span text:style-name="Strong_20_Emphasis"><text:span text:style-name="T16"> </text:span></text:span><text:span text:style-name="T16">quadra de voleibol</text:span></text:p>
      <text:p text:style-name="P4"><text:soft-page-break/><text:span text:style-name="Strong_20_Emphasis"><text:span text:style-name="T14">Restrooms: </text:span></text:span><text:span text:style-name="T16">sanitários</text:span></text:p>
      <text:p text:style-name="P4"><text:span text:style-name="Strong_20_Emphasis"><text:span text:style-name="T14">Yard</text:span></text:span><text:span text:style-name="T16">: pátio</text:span></text:p>
      <text:p text:style-name="P4"><text:span text:style-name="Strong_20_Emphasis"><text:span text:style-name="T14">Cafeteria</text:span></text:span><text:span text:style-name="T16">: lanchonete, cafeteria</text:span></text:p>
      <text:p text:style-name="P4"><text:span text:style-name="Strong_20_Emphasis"><text:span text:style-name="T14">Entrance</text:span></text:span><text:span text:style-name="T16">: entrada</text:span></text:p>
      <text:p text:style-name="P4"><text:span text:style-name="Strong_20_Emphasis"><text:span text:style-name="T14">Exit: </text:span></text:span><text:span text:style-name="T16">saída</text:span></text:p>
      <text:p text:style-name="P4"><text:span text:style-name="Strong_20_Emphasis"><text:span text:style-name="T14">Hallway</text:span></text:span><text:span text:style-name="T16">: corredor</text:span></text:p>
      <text:p text:style-name="P4"><text:span text:style-name="Strong_20_Emphasis"><text:span text:style-name="T14">Parking lot: </text:span></text:span><text:span text:style-name="T16">estacionamento</text:span></text:p>
      <text:p text:style-name="P4"><text:span text:style-name="Strong_20_Emphasis"><text:span text:style-name="T14">Stairs: </text:span></text:span><text:span text:style-name="T16">escadas</text:span></text:p>
      <text:p text:style-name="P4"><text:span text:style-name="Strong_20_Emphasis"><text:span text:style-name="T14">Elevator: </text:span></text:span><text:span text:style-name="T16">elevador</text:span></text:p>
      <text:p text:style-name="P4"><text:span text:style-name="Strong_20_Emphasis"><text:span text:style-name="T14">Lockers</text:span></text:span><text:span text:style-name="T16">: armários</text:span></text:p>
      <text:p text:style-name="P4"><text:span text:style-name="Strong_20_Emphasis"><text:span text:style-name="T14">Teacher: </text:span></text:span><text:span text:style-name="T16">professor</text:span></text:p>
      <text:p text:style-name="P4"><text:span text:style-name="Strong_20_Emphasis"><text:span text:style-name="T14">Professor</text:span></text:span><text:span text:style-name="T16">: professor universitário</text:span></text:p>
      <text:p text:style-name="P4"><text:span text:style-name="Strong_20_Emphasis"><text:span text:style-name="T14">Advisor</text:span></text:span><text:span text:style-name="T16">: orientador</text:span></text:p>
      <text:p text:style-name="P4"><text:span text:style-name="Strong_20_Emphasis"><text:span text:style-name="T14">Director</text:span></text:span><text:span text:style-name="T16">: diretor</text:span></text:p>
      <text:p text:style-name="P4"><text:span text:style-name="Strong_20_Emphasis"><text:span text:style-name="T14">Dean</text:span></text:span><text:span text:style-name="T16">: reitor</text:span></text:p>
      <text:p text:style-name="P4"><text:span text:style-name="Strong_20_Emphasis"><text:span text:style-name="T14">Director</text:span></text:span><text:span text:style-name="T16">: diretor</text:span></text:p>
      <text:p text:style-name="P4"><text:span text:style-name="Strong_20_Emphasis"><text:span text:style-name="T14">Dean</text:span></text:span><text:span text:style-name="T16">: reitor</text:span></text:p>
      <text:p text:style-name="P4"><text:span text:style-name="Strong_20_Emphasis"><text:span text:style-name="T14">Secretary</text:span></text:span><text:span text:style-name="T16">: secretário(a)</text:span></text:p>
      <text:p text:style-name="P4"><text:span text:style-name="Strong_20_Emphasis"><text:span text:style-name="T14">Librarian</text:span></text:span><text:span text:style-name="T16">: bibliotecário</text:span></text:p>
      <text:p text:style-name="P4"><text:span text:style-name="Strong_20_Emphasis"><text:span text:style-name="T14">Coach</text:span></text:span><text:span text:style-name="T16">: treinador</text:span></text:p>
      <text:p text:style-name="P4"><text:span text:style-name="Strong_20_Emphasis"><text:span text:style-name="T14">Janitor</text:span></text:span><text:span text:style-name="T16">: zelador</text:span></text:p>
      <text:p text:style-name="P4"><text:span text:style-name="Strong_20_Emphasis"><text:span text:style-name="T14">Doorman</text:span></text:span><text:span text:style-name="T16">: porteiro</text:span></text:p>
      <text:p text:style-name="P6"><text:span text:style-name="Strong_20_Emphasis"><text:span text:style-name="T14">Gardener</text:span></text:span><text:span text:style-name="T16">: jardineiro </text:span></text:p>
      <text:p text:style-name="P11"><text:span text:style-name="T15">Trainee</text:span><text:span text:style-name="T16">: estagiário</text:span><text:span text:style-name="T35"><text:line-break/></text:span><text:span text:style-name="Strong_20_Emphasis"><text:span text:style-name="T3">Eating</text:span></text:span><text:span text:style-name="T4">: comer</text:span></text:p>
      <text:p text:style-name="P4"><text:span text:style-name="Strong_20_Emphasis"><text:span text:style-name="T3">Yummy meal</text:span></text:span><text:span text:style-name="T4">: refeição saborosa</text:span></text:p>
      <text:p text:style-name="P4"><text:span text:style-name="Strong_20_Emphasis"><text:span text:style-name="T3">Shelves</text:span></text:span><text:span text:style-name="T4">: prateleiras</text:span></text:p>
      <text:p text:style-name="P4"><text:span text:style-name="Strong_20_Emphasis"><text:span text:style-name="T3">Fridge</text:span></text:span><text:span text:style-name="T4">: geladeira</text:span></text:p>
      <text:p text:style-name="P4"><text:span text:style-name="Strong_20_Emphasis"><text:span text:style-name="T3">Cupboard</text:span></text:span><text:span text:style-name="T4">: armário</text:span></text:p>
      <text:p text:style-name="P4"><text:span text:style-name="Strong_20_Emphasis"><text:span text:style-name="T3">A very tasty food: </text:span></text:span><text:span text:style-name="T4">uma comida muito saborosa</text:span></text:p>
      <text:p text:style-name="P4"><text:span text:style-name="Strong_20_Emphasis"><text:span text:style-name="T3">Supermarket list</text:span></text:span><text:span text:style-name="T4">: lista de supermercado</text:span></text:p>
      <text:p text:style-name="P4"><text:span text:style-name="Strong_20_Emphasis"><text:span text:style-name="T3">Hungry</text:span></text:span><text:span text:style-name="T4">: com fome</text:span></text:p>
      <text:p text:style-name="P5"><text:soft-page-break/><text:span text:style-name="Strong_20_Emphasis"><text:span text:style-name="T3">Sausage</text:span></text:span><text:span text:style-name="T4">: linguiça</text:span></text:p>
      <text:p text:style-name="P4"><text:span text:style-name="Strong_20_Emphasis"><text:span text:style-name="T3">Steak</text:span></text:span><text:span text:style-name="T4">: bife</text:span></text:p>
      <text:p text:style-name="P4"><text:span text:style-name="Strong_20_Emphasis"><text:span text:style-name="T3">Cookie</text:span></text:span><text:span text:style-name="T4">: biscoito</text:span></text:p>
      <text:p text:style-name="P4"><text:span text:style-name="Strong_20_Emphasis"><text:span text:style-name="T3">Egg</text:span></text:span><text:span text:style-name="T4">: ovo</text:span></text:p>
      <text:p text:style-name="P4"><text:span text:style-name="Strong_20_Emphasis"><text:span text:style-name="T3">Candy</text:span></text:span><text:span text:style-name="T4">: doce</text:span></text:p>
      <text:p text:style-name="P4"><text:span text:style-name="Strong_20_Emphasis"><text:span text:style-name="T3">Chocolate bar: </text:span></text:span><text:span text:style-name="T4">barra de chocolate</text:span></text:p>
      <text:p text:style-name="P4"><text:span text:style-name="Strong_20_Emphasis"><text:span text:style-name="T3">Bonbon</text:span></text:span><text:span text:style-name="T4">: bombom</text:span></text:p>
      <text:p text:style-name="P4"><text:span text:style-name="Strong_20_Emphasis"><text:span text:style-name="T3">Sandwich</text:span></text:span><text:span text:style-name="T4">: sanduíche</text:span></text:p>
      <text:p text:style-name="P4"><text:span text:style-name="Strong_20_Emphasis"><text:span text:style-name="T3">Burger</text:span></text:span><text:span text:style-name="T4">: bauru</text:span></text:p>
      <text:p text:style-name="P4"><text:span text:style-name="Strong_20_Emphasis"><text:span text:style-name="T3">Pancake</text:span></text:span><text:span text:style-name="T4">: panqueca</text:span></text:p>
      <text:p text:style-name="P4"><text:span text:style-name="Strong_20_Emphasis"><text:span text:style-name="T3">Hot dog: </text:span></text:span><text:span text:style-name="T4">cachorro-quente</text:span></text:p>
      <text:p text:style-name="P4"><text:span text:style-name="Strong_20_Emphasis"><text:span text:style-name="T3">Meatball</text:span></text:span><text:span text:style-name="T4">: almôndega</text:span></text:p>
      <text:p text:style-name="P4"><text:span text:style-name="Strong_20_Emphasis"><text:span text:style-name="T3">Fruit</text:span></text:span><text:span text:style-name="T4">: fruta</text:span></text:p>
      <text:p text:style-name="P10"><text:span text:style-name="Strong_20_Emphasis"><text:span text:style-name="T3">Banana</text:span></text:span><text:span text:style-name="T4">: banana</text:span></text:p>
      <text:p text:style-name="P10"><text:span text:style-name="Strong_20_Emphasis"><text:span text:style-name="T3">Orange</text:span></text:span><text:span text:style-name="T4">: laranja</text:span></text:p>
      <text:p text:style-name="P4"><text:span text:style-name="Strong_20_Emphasis"><text:span text:style-name="T3">Strawberry</text:span></text:span><text:span text:style-name="T4">: morango</text:span></text:p>
      <text:p text:style-name="P4"><text:span text:style-name="Strong_20_Emphasis"><text:span text:style-name="T3">Apple</text:span></text:span><text:span text:style-name="T4">: maçã</text:span></text:p>
      <text:p text:style-name="P4"><text:span text:style-name="Strong_20_Emphasis"><text:span text:style-name="T3">Pineapple</text:span></text:span><text:span text:style-name="T4">: abacaxi</text:span></text:p>
      <text:p text:style-name="P4"><text:span text:style-name="Strong_20_Emphasis"><text:span text:style-name="T3">Grape</text:span></text:span><text:span text:style-name="T4">: uva</text:span></text:p>
      <text:p text:style-name="P4"><text:span text:style-name="Strong_20_Emphasis"><text:span text:style-name="T3">Watermelon</text:span></text:span><text:span text:style-name="T4">: melancia</text:span></text:p>
      <text:p text:style-name="P4"><text:span text:style-name="Strong_20_Emphasis"><text:span text:style-name="T3">Pear</text:span></text:span><text:span text:style-name="T4">: pera</text:span></text:p>
      <text:p text:style-name="P7"><text:span text:style-name="Strong_20_Emphasis"><text:span text:style-name="T3">Passion fruit: </text:span></text:span><text:span text:style-name="T4">maracujá</text:span></text:p>
      <text:p text:style-name="P7"><text:span text:style-name="Strong_20_Emphasis"><text:span text:style-name="T3">Lemon</text:span></text:span><text:span text:style-name="T4">: limão</text:span></text:p>
      <text:p text:style-name="P7"><text:span text:style-name="Strong_20_Emphasis"><text:span text:style-name="T3">Melon</text:span></text:span><text:span text:style-name="T4">: melão</text:span></text:p>
      <text:p text:style-name="P7"><text:span text:style-name="Strong_20_Emphasis"><text:span text:style-name="T3">Coconut</text:span></text:span><text:span text:style-name="T4">: coco</text:span></text:p>
      <text:p text:style-name="P7"><text:span text:style-name="Strong_20_Emphasis"><text:span text:style-name="T3">Papaya</text:span></text:span><text:span text:style-name="T4">: mamão</text:span></text:p>
      <text:p text:style-name="P7"><text:span text:style-name="Strong_20_Emphasis"><text:span text:style-name="T3">Kiwifruit</text:span></text:span><text:span text:style-name="T4">: kiwi</text:span></text:p>
      <text:p text:style-name="P7"><text:span text:style-name="Strong_20_Emphasis"><text:span text:style-name="T3">Tangerine</text:span></text:span><text:span text:style-name="T4">: tangerina</text:span></text:p>
      <text:p text:style-name="P7"><text:span text:style-name="Strong_20_Emphasis"><text:span text:style-name="T3">Peach</text:span></text:span><text:span text:style-name="T4">: pêssego</text:span></text:p>
      <text:p text:style-name="P9"><text:span text:style-name="Strong_20_Emphasis"><text:span text:style-name="T3">Legumes and vegetables: </text:span></text:span><text:span text:style-name="T4">legumes e vegetais</text:span></text:p>
      <text:p text:style-name="P7"><text:span text:style-name="Strong_20_Emphasis"><text:span text:style-name="T3">Onion</text:span></text:span><text:span text:style-name="T4">: cebola</text:span></text:p>
      <text:p text:style-name="P8"><text:soft-page-break/><text:span text:style-name="Strong_20_Emphasis"><text:span text:style-name="T3">Carrot</text:span></text:span><text:span text:style-name="T4">: cenoura</text:span></text:p>
      <text:p text:style-name="P7"><text:span text:style-name="Strong_20_Emphasis"><text:span text:style-name="T3">Cabbage</text:span></text:span><text:span text:style-name="T4">: repolho</text:span></text:p>
      <text:p text:style-name="P7"><text:span text:style-name="Strong_20_Emphasis"><text:span text:style-name="T3">Chili</text:span></text:span><text:span text:style-name="T4">: pimenta </text:span></text:p>
      <text:p text:style-name="P7"><text:span text:style-name="Strong_20_Emphasis"><text:span text:style-name="T3">Cauliflower</text:span></text:span><text:span text:style-name="T4">: couves-flor </text:span></text:p>
      <text:p text:style-name="P7"><text:span text:style-name="Strong_20_Emphasis"><text:span text:style-name="T3">Pea</text:span></text:span><text:span text:style-name="T4">: ervilha</text:span></text:p>
      <text:p text:style-name="P7"><text:span text:style-name="Strong_20_Emphasis"><text:span text:style-name="T3">Mushroom</text:span></text:span><text:span text:style-name="T4">: cogumelo(s)</text:span></text:p>
      <text:p text:style-name="P7"><text:span text:style-name="Strong_20_Emphasis"><text:span text:style-name="T3">Corncob</text:span></text:span><text:span text:style-name="T4">: milho verde</text:span></text:p>
      <text:p text:style-name="P7"><text:span text:style-name="Strong_20_Emphasis"><text:span text:style-name="T3">Eggplant (AmE)/Aubergine(BrE): </text:span></text:span><text:span text:style-name="T4">beringela</text:span></text:p>
      <text:p text:style-name="P7"><text:span text:style-name="Strong_20_Emphasis"><text:span text:style-name="T3">Cucumber</text:span></text:span><text:span text:style-name="T4">: pepino</text:span></text:p>
      <text:p text:style-name="P7"><text:span text:style-name="Strong_20_Emphasis"><text:span text:style-name="T3">Pickle</text:span></text:span><text:span text:style-name="T4">: picles</text:span></text:p>
      <text:p text:style-name="P7"><text:span text:style-name="Strong_20_Emphasis"><text:span text:style-name="T3">Pumpkin</text:span></text:span><text:span text:style-name="T4">: abóbora</text:span></text:p>
      <text:p text:style-name="P7"><text:span text:style-name="Strong_20_Emphasis"><text:span text:style-name="T3">Tomato</text:span></text:span><text:span text:style-name="T4">: tomate</text:span></text:p>
      <text:p text:style-name="P7"><text:span text:style-name="Strong_20_Emphasis"><text:span text:style-name="T3">Potato</text:span></text:span><text:span text:style-name="T4">: batata</text:span></text:p>
      <text:p text:style-name="P7"><text:span text:style-name="Strong_20_Emphasis"><text:span text:style-name="T3">Pepper</text:span></text:span><text:span text:style-name="T4">: pimentão</text:span></text:p>
      <text:p text:style-name="P7"><text:span text:style-name="Strong_20_Emphasis"><text:span text:style-name="T3">Beet</text:span></text:span><text:span text:style-name="T4">: beterraba</text:span></text:p>
      <text:p text:style-name="P4"><text:span text:style-name="Strong_20_Emphasis"><text:span text:style-name="T14">Some great deals:</text:span></text:span><text:span text:style-name="T16">algumas boas promoções;</text:span></text:p>
      <text:p text:style-name="P4"><text:span text:style-name="Strong_20_Emphasis"><text:span text:style-name="T14">Totry on:</text:span></text:span><text:span text:style-name="T16">experimentar;</text:span></text:p>
      <text:p text:style-name="P4"><text:span text:style-name="Strong_20_Emphasis"><text:span text:style-name="T14">Size:</text:span></text:span><text:span text:style-name="T16">tamanho;</text:span></text:p>
      <text:p text:style-name="P4"><text:span text:style-name="Strong_20_Emphasis"><text:span text:style-name="T14">Clothing</text:span></text:span><text:span text:style-name="T16">:vestimenta;</text:span></text:p>
      <text:p text:style-name="P4"><text:span text:style-name="Strong_20_Emphasis"><text:span text:style-name="T14">Coat:</text:span></text:span><text:span text:style-name="T16">casaco;</text:span></text:p>
      <text:p text:style-name="P4"><text:span text:style-name="Strong_20_Emphasis"><text:span text:style-name="T14">Raincoat</text:span></text:span><text:span text:style-name="T16">:capa de chuva ;</text:span></text:p>
      <text:p text:style-name="P4"><text:span text:style-name="Strong_20_Emphasis"><text:span text:style-name="T14">Winter coat:</text:span></text:span><text:span text:style-name="T16">casaco de inverno;</text:span></text:p>
      <text:p text:style-name="P5"><text:span text:style-name="Strong_20_Emphasis"><text:span text:style-name="T14">Jacket</text:span></text:span><text:span text:style-name="T16">:jaqueta;</text:span></text:p>
      <text:p text:style-name="P4"><text:span text:style-name="Strong_20_Emphasis"><text:span text:style-name="T14">Waistcoat</text:span></text:span><text:span text:style-name="T16">:colete ;</text:span></text:p>
      <text:p text:style-name="P4"><text:span text:style-name="Strong_20_Emphasis"><text:span text:style-name="T14">Sweatshirt</text:span></text:span><text:span text:style-name="T16">:moletom;</text:span></text:p>
      <text:p text:style-name="P4"><text:span text:style-name="Strong_20_Emphasis"><text:span text:style-name="T14">Cardigan</text:span></text:span><text:span text:style-name="T16">:cardigã ;</text:span></text:p>
      <text:p text:style-name="P4"><text:span text:style-name="Strong_20_Emphasis"><text:span text:style-name="T14">Blouse</text:span></text:span><text:span text:style-name="T16">:blusa;</text:span></text:p>
      <text:p text:style-name="P4"><text:span text:style-name="Strong_20_Emphasis"><text:span text:style-name="T14">Shirt</text:span></text:span><text:span text:style-name="T16">:camisa;</text:span></text:p>
      <text:p text:style-name="P4"><text:span text:style-name="Strong_20_Emphasis"><text:span text:style-name="T14">T-shirt:</text:span></text:span><text:span text:style-name="T16">camiseta ;</text:span></text:p>
      <text:p text:style-name="P4"><text:span text:style-name="Strong_20_Emphasis"><text:span text:style-name="T14">Polo</text:span></text:span><text:span text:style-name="T16">:camisa polo;</text:span></text:p>
      <text:p text:style-name="P4"><text:span text:style-name="Strong_20_Emphasis"><text:span text:style-name="T14">Suits</text:span></text:span><text:span text:style-name="T16">:ternos;</text:span></text:p>
      <text:p text:style-name="P4"><text:soft-page-break/><text:span text:style-name="Strong_20_Emphasis"><text:span text:style-name="T14">Evening dress:</text:span></text:span><text:span text:style-name="T16">vestido de festa;</text:span></text:p>
      <text:p text:style-name="P5"><text:span text:style-name="Strong_20_Emphasis"><text:span text:style-name="T14">Skirt</text:span></text:span><text:span text:style-name="T16">:saia;</text:span></text:p>
      <text:p text:style-name="P4"><text:span text:style-name="Strong_20_Emphasis"><text:span text:style-name="T14">Pajamas (AmE)/pyjamas(BrE):</text:span></text:span><text:span text:style-name="T16">pijamas;</text:span></text:p>
      <text:p text:style-name="P4"><text:span text:style-name="Strong_20_Emphasis"><text:span text:style-name="T14">Nightdress</text:span></text:span><text:span text:style-name="T16">:camisola;</text:span></text:p>
      <text:p text:style-name="P4"><text:span text:style-name="Strong_20_Emphasis"><text:span text:style-name="T14">Dress</text:span></text:span><text:span text:style-name="T16">:vestido;</text:span></text:p>
      <text:p text:style-name="P4"><text:span text:style-name="Strong_20_Emphasis"><text:span text:style-name="T14">Trousers (BrE)/pants(AmE):</text:span></text:span><text:span text:style-name="T16">calças ;</text:span></text:p>
      <text:p text:style-name="P4"><text:span text:style-name="Strong_20_Emphasis"><text:span text:style-name="T14">Shorts</text:span></text:span><text:span text:style-name="T16">:short ;</text:span></text:p>
      <text:p text:style-name="P4"><text:span text:style-name="Strong_20_Emphasis"><text:span text:style-name="T14">Jeans</text:span></text:span><text:span text:style-name="T16">:calça jeans;</text:span></text:p>
      <text:p text:style-name="P4"><text:span text:style-name="Strong_20_Emphasis"><text:span text:style-name="T14">Accessories</text:span></text:span><text:span text:style-name="T16">:acessórios ;</text:span></text:p>
      <text:p text:style-name="P4"><text:span text:style-name="Strong_20_Emphasis"><text:span text:style-name="T14">Earrings</text:span></text:span><text:span text:style-name="T16">:brincos ;</text:span></text:p>
      <text:p text:style-name="P4"><text:span text:style-name="Strong_20_Emphasis"><text:span text:style-name="T14">Bracelet</text:span></text:span><text:span text:style-name="T16">:pulseira ;</text:span></text:p>
      <text:p text:style-name="P4"><text:span text:style-name="Strong_20_Emphasis"><text:span text:style-name="T14">Necklace</text:span></text:span><text:span text:style-name="T16">:colar ;</text:span></text:p>
      <text:p text:style-name="P4"><text:span text:style-name="Strong_20_Emphasis"><text:span text:style-name="T14">Sunglasses</text:span></text:span><text:span text:style-name="T16">:óculos de sol ;</text:span></text:p>
      <text:p text:style-name="P4"><text:span text:style-name="Strong_20_Emphasis"><text:span text:style-name="T14">Bag</text:span></text:span><text:span text:style-name="T16">:bolsa;</text:span></text:p>
      <text:p text:style-name="P4"><text:span text:style-name="Strong_20_Emphasis"><text:span text:style-name="T14">Footwear</text:span></text:span><text:span text:style-name="T16">:Calçados;</text:span></text:p>
      <text:p text:style-name="P4"><text:span text:style-name="Strong_20_Emphasis"><text:span text:style-name="T14">Flip-flops</text:span></text:span><text:span text:style-name="T16">:chinelos ;</text:span></text:p>
      <text:p text:style-name="P4"><text:span text:style-name="Strong_20_Emphasis"><text:span text:style-name="T14">Sandals</text:span></text:span><text:span text:style-name="T16">:sandálias;</text:span></text:p>
      <text:p text:style-name="P5"><text:span text:style-name="Strong_20_Emphasis"><text:span text:style-name="T13">Boots</text:span></text:span><text:span text:style-name="T13">: botas;</text:span></text:p>
      <text:p text:style-name="P4"><text:span text:style-name="Strong_20_Emphasis"><text:span text:style-name="T14">Underwear</text:span></text:span><text:span text:style-name="T16">:roupa de baixo;</text:span></text:p>
      <text:p text:style-name="P4"><text:span text:style-name="Strong_20_Emphasis"><text:span text:style-name="T14">Pants (BrE)/briefs (AmE)</text:span></text:span><text:span text:style-name="T16">:cuecas;</text:span></text:p>
      <text:p text:style-name="P4"><text:span text:style-name="Strong_20_Emphasis"><text:span text:style-name="T14">Boxers</text:span></text:span><text:span text:style-name="T16">:cueca boxer;</text:span></text:p>
      <text:p text:style-name="P5"><text:span text:style-name="Strong_20_Emphasis"><text:span text:style-name="T14">Socks</text:span></text:span><text:span text:style-name="T16">:meias;</text:span></text:p>
      <text:p text:style-name="P4"><text:span text:style-name="Strong_20_Emphasis"><text:span text:style-name="T14">Solid</text:span></text:span><text:span text:style-name="T16">:liso;</text:span></text:p>
      <text:p text:style-name="P4"><text:span text:style-name="Strong_20_Emphasis"><text:span text:style-name="T14">Checked</text:span></text:span><text:span text:style-name="T16">:xadrez;</text:span></text:p>
      <text:p text:style-name="P4"><text:span text:style-name="Strong_20_Emphasis"><text:span text:style-name="T14">Plaid</text:span></text:span><text:span text:style-name="T16">:xadrez escocês;</text:span></text:p>
      <text:p text:style-name="P4"><text:span text:style-name="Strong_20_Emphasis"><text:span text:style-name="T14">Striped</text:span></text:span><text:span text:style-name="T16">:listrado;</text:span></text:p>
      <text:p text:style-name="P4"><text:span text:style-name="Strong_20_Emphasis"><text:span text:style-name="T14">Snack</text:span></text:span><text:span text:style-name="T16">:lanche;</text:span></text:p>
      <text:p text:style-name="P4"><text:span text:style-name="Strong_20_Emphasis"><text:span text:style-name="T14">Food court</text:span></text:span><text:span text:style-name="T16">:praça de alimentação;</text:span></text:p>
      <text:p text:style-name="P4"><text:span text:style-name="Strong_20_Emphasis"><text:span text:style-name="T14">Believe</text:span></text:span><text:span text:style-name="T16">:acreditar ;</text:span></text:p>
      <text:p text:style-name="P4"><text:span text:style-name="Strong_20_Emphasis"><text:span text:style-name="T14">Doubt</text:span></text:span><text:span text:style-name="T16">:duvidarImagine:imaginar;</text:span></text:p>
      <text:p text:style-name="P4"><text:span text:style-name="Strong_20_Emphasis"><text:span text:style-name="T14">Know</text:span></text:span><text:span text:style-name="T16">:saber,conhecer;</text:span></text:p>
      <text:p text:style-name="P4"><text:soft-page-break/><text:span text:style-name="Strong_20_Emphasis"><text:span text:style-name="T14">Like</text:span></text:span><text:span text:style-name="T16">:gostar;</text:span></text:p>
      <text:p text:style-name="P4"><text:span text:style-name="Strong_20_Emphasis"><text:span text:style-name="T14">Love</text:span></text:span><text:span text:style-name="T16">:amar ;</text:span></text:p>
      <text:p text:style-name="P4"><text:span text:style-name="Strong_20_Emphasis"><text:span text:style-name="T14">Hate</text:span></text:span><text:span text:style-name="T16">:odiar ;</text:span></text:p>
      <text:p text:style-name="P4"><text:span text:style-name="Strong_20_Emphasis"><text:span text:style-name="T14">Prefer</text:span></text:span><text:span text:style-name="T16">:preferir;</text:span></text:p>
      <text:p text:style-name="P4"><text:span text:style-name="Strong_20_Emphasis"><text:span text:style-name="T14">Remember</text:span></text:span><text:span text:style-name="T16">:lembrar;</text:span></text:p>
      <text:p text:style-name="P4"><text:span text:style-name="Strong_20_Emphasis"><text:span text:style-name="T14">Want</text:span></text:span><text:span text:style-name="T16">:querer;</text:span></text:p>
      <text:p text:style-name="P4"><text:span text:style-name="Strong_20_Emphasis"><text:span text:style-name="T14">Enjoy</text:span></text:span><text:span text:style-name="T16">:gostar,curtir ;</text:span></text:p>
      <text:p text:style-name="P4"><text:span text:style-name="Strong_20_Emphasis"><text:span text:style-name="T14">Belong</text:span></text:span><text:span text:style-name="T16">:pertencer ;</text:span></text:p>
      <text:p text:style-name="P4"><text:span text:style-name="Strong_20_Emphasis"><text:span text:style-name="T14">Own</text:span></text:span><text:span text:style-name="T16">:possuir ;</text:span></text:p>
      <text:p text:style-name="P4"><text:span text:style-name="Strong_20_Emphasis"><text:span text:style-name="T14">Possess</text:span></text:span><text:span text:style-name="T16">:possuir ;</text:span></text:p>
      <text:p text:style-name="P4"><text:span text:style-name="Strong_20_Emphasis"><text:span text:style-name="T14">Appear</text:span></text:span><text:span text:style-name="T16">:parecer;</text:span></text:p>
      <text:p text:style-name="P4"><text:span text:style-name="Strong_20_Emphasis"><text:span text:style-name="T14">Hear</text:span></text:span><text:span text:style-name="T16">:ouvir;</text:span></text:p>
      <text:p text:style-name="P4"><text:span text:style-name="Strong_20_Emphasis"><text:span text:style-name="T14">Look</text:span></text:span><text:span text:style-name="T16">:parecer/aparentar</text:span><text:span text:style-name="T13">visualmente;</text:span></text:p>
      <text:p text:style-name="P4"><text:span text:style-name="Strong_20_Emphasis"><text:span text:style-name="T14">See</text:span></text:span><text:span text:style-name="T16">:ver;</text:span></text:p>
      <text:p text:style-name="P4"><text:span text:style-name="Strong_20_Emphasis"><text:span text:style-name="T14">Smell</text:span></text:span><text:span text:style-name="T16">:ter cheiro ;</text:span></text:p>
      <text:p text:style-name="P4"><text:span text:style-name="Strong_20_Emphasis"><text:span text:style-name="T14">Taste</text:span></text:span><text:span text:style-name="T16">:ter gosto ;</text:span></text:p>
      <text:p text:style-name="P4"><text:span text:style-name="Strong_20_Emphasis"><text:span text:style-name="T14">Agree</text:span></text:span><text:span text:style-name="T16">:concordar ;</text:span></text:p>
      <text:p text:style-name="P4"><text:span text:style-name="Strong_20_Emphasis"><text:span text:style-name="T14">Disagree</text:span></text:span><text:span text:style-name="T16">:discordar;</text:span></text:p>
      <text:p text:style-name="P4"><text:span text:style-name="Strong_20_Emphasis"><text:span text:style-name="T14">Deny</text:span></text:span><text:span text:style-name="T16">:negar;</text:span></text:p>
      <text:p text:style-name="P4"><text:span text:style-name="Strong_20_Emphasis"><text:span text:style-name="T14">Promise</text:span></text:span><text:span text:style-name="T16">:prometer ;</text:span></text:p>
      <text:p text:style-name="P4"><text:span text:style-name="Strong_20_Emphasis"><text:span text:style-name="T14">Satisfy</text:span></text:span><text:span text:style-name="T16">:satisfazer ;</text:span></text:p>
      <text:p text:style-name="P4"><text:span text:style-name="Strong_20_Emphasis"><text:span text:style-name="T14">Surprise</text:span></text:span><text:span text:style-name="T16">:surpreender ;</text:span></text:p>
      <text:p text:style-name="P4"><text:span text:style-name="Strong_20_Emphasis"><text:span text:style-name="T14">Consist</text:span></text:span><text:span text:style-name="T16">:consistir ;</text:span></text:p>
      <text:p text:style-name="P4"><text:span text:style-name="Strong_20_Emphasis"><text:span text:style-name="T14">Depend</text:span></text:span><text:span text:style-name="T16">:depender;</text:span></text:p>
      <text:p text:style-name="P4"><text:span text:style-name="Strong_20_Emphasis"><text:span text:style-name="T14">Deserve</text:span></text:span><text:span text:style-name="T16">:merecer;</text:span></text:p>
      <text:p text:style-name="P4"><text:span text:style-name="Strong_20_Emphasis"><text:span text:style-name="T14">Fit</text:span></text:span><text:span text:style-name="T16">:caber,servir;</text:span></text:p>
      <text:p text:style-name="P4"><text:span text:style-name="Strong_20_Emphasis"><text:span text:style-name="T14">Need</text:span></text:span><text:span text:style-name="T16">:precisar;</text:span></text:p>
      <text:p text:style-name="P16"><text:span text:style-name="Strong_20_Emphasis"><text:span text:style-name="T38">Sunny</text:span></text:span><text:span text:style-name="T33">: ensolarado;</text:span></text:p>
      <text:p text:style-name="P1"><text:span text:style-name="Strong_20_Emphasis"><text:span text:style-name="T34">Cloudy</text:span></text:span><text:span text:style-name="T35">: nublado;</text:span></text:p>
      <text:p text:style-name="P1"><text:span text:style-name="Strong_20_Emphasis"><text:span text:style-name="T34">Rainy</text:span></text:span><text:span text:style-name="T35">: chuvoso;</text:span></text:p>
      <text:p text:style-name="P1"><text:span text:style-name="Strong_20_Emphasis"><text:span text:style-name="T34">Snonwy</text:span></text:span><text:span text:style-name="T35">: com neve;</text:span></text:p>
      <text:p text:style-name="P1"><text:soft-page-break/><text:span text:style-name="Strong_20_Emphasis"><text:span text:style-name="T34">Hot</text:span></text:span><text:span text:style-name="T35">: quente;</text:span></text:p>
      <text:p text:style-name="P1"><text:span text:style-name="Strong_20_Emphasis"><text:span text:style-name="T34">Warm</text:span></text:span><text:span text:style-name="T35">: quente/agradável/morno;</text:span></text:p>
      <text:p text:style-name="P1"><text:span text:style-name="Strong_20_Emphasis"><text:span text:style-name="T34">Windy</text:span></text:span><text:span text:style-name="T35">: ventoso;</text:span></text:p>
      <text:p text:style-name="P1"><text:span text:style-name="Strong_20_Emphasis"><text:span text:style-name="T34">Wet/humid</text:span></text:span><text:span text:style-name="T35">: úmido;</text:span></text:p>
      <text:p text:style-name="P1"><text:span text:style-name="Strong_20_Emphasis"><text:span text:style-name="T34">Sultry</text:span></text:span><text:span text:style-name="T35">: abafado;</text:span></text:p>
      <text:p text:style-name="P1"><text:span text:style-name="Strong_20_Emphasis"><text:span text:style-name="T34">Icy</text:span></text:span><text:span text:style-name="T35">: com gelo;</text:span></text:p>
      <text:p text:style-name="P1"><text:span text:style-name="Strong_20_Emphasis"><text:span text:style-name="T34">Stormy</text:span></text:span><text:span text:style-name="T35">: tempestuoso;</text:span></text:p>
      <text:p text:style-name="P1"><text:span text:style-name="Strong_20_Emphasis"><text:span text:style-name="T34">Breezy</text:span></text:span><text:span text:style-name="T35">: com brisa;</text:span></text:p>
      <text:p text:style-name="P1"><text:span text:style-name="Strong_20_Emphasis"><text:span text:style-name="T34">Cool</text:span></text:span><text:span text:style-name="T35">: frio;</text:span></text:p>
      <text:p text:style-name="P1"><text:span text:style-name="Strong_20_Emphasis"><text:span text:style-name="T34">Frosty</text:span></text:span><text:span text:style-name="T35">: com geada;</text:span></text:p>
      <text:p text:style-name="P1"><text:span text:style-name="Strong_20_Emphasis"><text:span text:style-name="T34">Freezing</text:span></text:span><text:span text:style-name="T35">: congelante;</text:span></text:p>
      <text:p text:style-name="P1"><text:span text:style-name="Strong_20_Emphasis"><text:span text:style-name="T34">Foggy</text:span></text:span><text:span text:style-name="T35">: com neblina;</text:span></text:p>
      <text:p text:style-name="P1"><text:span text:style-name="Strong_20_Emphasis"><text:span text:style-name="T34">Dry</text:span></text:span><text:span text:style-name="T35">: seco;</text:span></text:p>
      <text:p text:style-name="P1"><text:span text:style-name="Strong_20_Emphasis"><text:span text:style-name="T34">Sweltering</text:span></text:span><text:span text:style-name="T35">: sufocante;</text:span></text:p>
      <text:p text:style-name="P1"><text:span text:style-name="Strong_20_Emphasis"><text:span text:style-name="T34">Drizzle</text:span></text:span><text:span text:style-name="T35">: chuvisco/garoa;</text:span></text:p>
      <text:p text:style-name="P1"><text:span text:style-name="Strong_20_Emphasis"><text:span text:style-name="T36">To shine:</text:span></text:span><text:span text:style-name="T37">brilhar;</text:span></text:p>
      <text:p text:style-name="P1"><text:span text:style-name="Strong_20_Emphasis"><text:span text:style-name="T36">To drizzle:</text:span></text:span><text:span text:style-name="T37">chuviscar, garoar;</text:span></text:p>
      <text:p text:style-name="P1"><text:span text:style-name="Strong_20_Emphasis"><text:span text:style-name="T36">To rain:</text:span></text:span><text:span text:style-name="T37">chover;</text:span></text:p>
      <text:p text:style-name="P1"><text:span text:style-name="Strong_20_Emphasis"><text:span text:style-name="T36">To pour (rain)</text:span></text:span><text:span text:style-name="T37">:chover forte;</text:span></text:p>
      <text:p text:style-name="P1"><text:span text:style-name="Strong_20_Emphasis"><text:span text:style-name="T36">Tothunder</text:span></text:span><text:span text:style-name="T37">:trovejar ;</text:span></text:p>
      <text:p text:style-name="P1"><text:span text:style-name="Strong_20_Emphasis"><text:span text:style-name="T36">Tohail:</text:span></text:span><text:span text:style-name="T37">chover granizo;</text:span></text:p>
      <text:p text:style-name="P1"><text:span text:style-name="Strong_20_Emphasis"><text:span text:style-name="T36">Tosnow</text:span></text:span><text:span text:style-name="T37">:nevar;</text:span></text:p>
      <text:p text:style-name="P1"><text:span text:style-name="Strong_20_Emphasis"><text:span text:style-name="T36">Toblow:</text:span></text:span><text:span text:style-name="T37">soprar;</text:span></text:p>
      <text:p text:style-name="P1"><text:span text:style-name="Strong_20_Emphasis"><text:span text:style-name="T36">Temperature:</text:span></text:span><text:span text:style-name="T37">temperatura;</text:span></text:p>
      <text:p text:style-name="P1"><text:span text:style-name="Strong_20_Emphasis"><text:span text:style-name="T36">Degrees:</text:span></text:span><text:span text:style-name="T37">graus;</text:span></text:p>
      <text:p text:style-name="P1"><text:span text:style-name="Strong_20_Emphasis"><text:span text:style-name="T36">Sun:</text:span></text:span><text:span text:style-name="T37">sol;</text:span></text:p>
      <text:p text:style-name="P1"><text:span text:style-name="Strong_20_Emphasis"><text:span text:style-name="T36">Sunshine:</text:span></text:span><text:span text:style-name="T37">luz/ brilho do sol;</text:span></text:p>
      <text:p text:style-name="P1"><text:span text:style-name="Strong_20_Emphasis"><text:span text:style-name="T36">Cloud:</text:span></text:span><text:span text:style-name="T37">nuvem</text:span></text:p>
      <text:p text:style-name="P1"><text:span text:style-name="Strong_20_Emphasis"><text:span text:style-name="T36">Drizzle:</text:span></text:span><text:span text:style-name="T37">chuvisco, garoa;</text:span></text:p>
      <text:p text:style-name="P1"><text:span text:style-name="Strong_20_Emphasis"><text:span text:style-name="T36">Rain:</text:span></text:span><text:span text:style-name="T37">chuva ;</text:span></text:p>
      <text:p text:style-name="P1"><text:span text:style-name="Strong_20_Emphasis"><text:span text:style-name="T36">Storm</text:span></text:span><text:span text:style-name="T37">:tempestade;</text:span></text:p>
      <text:p text:style-name="P1"><text:soft-page-break/><text:span text:style-name="Strong_20_Emphasis"><text:span text:style-name="T36">Hurricane</text:span></text:span><text:span text:style-name="T37">:furacão;</text:span></text:p>
      <text:p text:style-name="P1"><text:span text:style-name="Strong_20_Emphasis"><text:span text:style-name="T36">Thunder</text:span></text:span><text:span text:style-name="T37">:trovão, trovoada;</text:span></text:p>
      <text:p text:style-name="P1"><text:span text:style-name="Strong_20_Emphasis"><text:span text:style-name="T36">Lightning</text:span></text:span><text:span text:style-name="T37">:raio;</text:span></text:p>
      <text:p text:style-name="P1"><text:span text:style-name="Strong_20_Emphasis"><text:span text:style-name="T36">Fog</text:span></text:span><text:span text:style-name="T37">:neblina;</text:span></text:p>
      <text:p text:style-name="P1"><text:span text:style-name="Strong_20_Emphasis"><text:span text:style-name="T36">Hail</text:span></text:span><text:span text:style-name="T37">:granizo;</text:span></text:p>
      <text:p text:style-name="P1"><text:span text:style-name="Strong_20_Emphasis"><text:span text:style-name="T36">Snow</text:span></text:span><text:span text:style-name="T37">:neve;</text:span></text:p>
      <text:p text:style-name="P1"><text:span text:style-name="Strong_20_Emphasis"><text:span text:style-name="T36">Slush</text:span></text:span><text:span text:style-name="T37">:neve derretida,misturada com lama ;</text:span></text:p>
      <text:p text:style-name="P1"><text:span text:style-name="Strong_20_Emphasis"><text:span text:style-name="T36">Frost</text:span></text:span><text:span text:style-name="T37">:geada;</text:span></text:p>
      <text:p text:style-name="P3"><text:span text:style-name="Strong_20_Emphasis"><text:span text:style-name="T36">Sleet</text:span></text:span><text:span text:style-name="T37">:chuva congelada;</text:span></text:p>
      <text:p text:style-name="P3"><text:span text:style-name="Strong_20_Emphasis"><text:span text:style-name="T36">Breeze</text:span></text:span><text:span text:style-name="T37">:brisa;</text:span></text:p>
      <text:p text:style-name="P3"><text:span text:style-name="Strong_20_Emphasis"><text:span text:style-name="T36">Wind</text:span></text:span><text:span text:style-name="T37">:vento;</text:span></text:p>
      <text:p text:style-name="P3"><text:span text:style-name="Strong_20_Emphasis"><text:span text:style-name="T36">Tornado/twister:</text:span></text:span><text:span text:style-name="T37">tornado;</text:span></text:p>
      <text:p text:style-name="P3"><text:span text:style-name="Strong_20_Emphasis"><text:span text:style-name="T36">Cold:</text:span></text:span><text:span text:style-name="T37">frio;</text:span></text:p>
      <text:p text:style-name="P3"><text:span text:style-name="Strong_20_Emphasis"><text:span text:style-name="T36">Heat:</text:span></text:span><text:span text:style-name="T37">calor;</text:span></text:p>
      <text:p text:style-name="P3"><text:span text:style-name="Strong_20_Emphasis"><text:span text:style-name="T36">Drought</text:span></text:span><text:span text:style-name="T37">: seca;</text:span></text:p>
      <text:p text:style-name="P3"><text:span text:style-name="Strong_20_Emphasis"><text:span text:style-name="T36">Flood</text:span></text:span><text:span text:style-name="T37">: enchente;</text:span></text:p>
      <text:p text:style-name="P3"><text:span text:style-name="Strong_20_Emphasis"><text:span text:style-name="T36">Weather forecast: </text:span></text:span><text:span text:style-name="T37">previsão do tempo;</text:span></text:p>
      <text:p text:style-name="P3"><text:span text:style-name="Strong_20_Emphasis"><text:span text:style-name="T36">Weatherman/weatherwoman</text:span></text:span><text:span text:style-name="T37">: apresentador/a do tempo;</text:span></text:p>
      <text:p text:style-name="P3"><text:span text:style-name="Strong_20_Emphasis"><text:span text:style-name="T36">Meteorology: </text:span></text:span><text:span text:style-name="T37">meterologia;</text:span></text:p>
      <text:p text:style-name="P3"><text:span text:style-name="Strong_20_Emphasis"><text:span text:style-name="T36">Stormy</text:span></text:span><text:span text:style-name="T37">: tempestuoso;</text:span></text:p>
      <text:p text:style-name="P3"><text:span text:style-name="Strong_20_Emphasis"><text:span text:style-name="T36">Meteorologist</text:span></text:span><text:span text:style-name="T37">: meterologista;</text:span></text:p>
      <text:p text:style-name="P3"><text:span text:style-name="Strong_20_Emphasis"><text:span text:style-name="T36">Hard</text:span></text:span><text:span text:style-name="T37">: difícil;</text:span></text:p>
      <text:p text:style-name="P3"><text:span text:style-name="Strong_20_Emphasis"><text:span text:style-name="T36">To believe: </text:span></text:span><text:span text:style-name="T37">acreditar;</text:span></text:p>
      <text:p text:style-name="P3"><text:span text:style-name="Strong_20_Emphasis"><text:span text:style-name="T36">Quite mild: </text:span></text:span><text:span text:style-name="T37">bem ameno</text:span></text:p>
      <text:p text:style-name="P3"><text:span text:style-name="Strong_20_Emphasis"><text:span text:style-name="T36">Indeed</text:span></text:span><text:span text:style-name="T37">: de fato;</text:span></text:p>
      <text:p text:style-name="P3"><text:span text:style-name="Strong_20_Emphasis"><text:span text:style-name="T36">By the Way</text:span></text:span><text:span text:style-name="T37">: a propósito.</text:span></text:p>
      <text:p text:style-name="P4"><text:span text:style-name="Strong_20_Emphasis"><text:span text:style-name="T6">To exercise</text:span></text:span><text:span text:style-name="T9">:exercitar-se;</text:span></text:p>
      <text:p text:style-name="P4"><text:span text:style-name="Strong_20_Emphasis"><text:span text:style-name="T5">To jog</text:span></text:span><text:span text:style-name="T8">:fazer</text:span><text:span text:style-name="Emphasis"><text:span text:style-name="T8">cooper;</text:span></text:span></text:p>
      <text:p text:style-name="P4"><text:span text:style-name="Strong_20_Emphasis"><text:span text:style-name="T5">To run:</text:span></text:span><text:span text:style-name="T8">correr;</text:span></text:p>
      <text:p text:style-name="P4"><text:span text:style-name="Strong_20_Emphasis"><text:span text:style-name="T5">To skate</text:span></text:span><text:span text:style-name="T8">:patinar;</text:span></text:p>
      <text:p text:style-name="P4"><text:span text:style-name="Strong_20_Emphasis"><text:span text:style-name="T5">To roller skate</text:span></text:span><text:span text:style-name="T8">:andar de patins;</text:span></text:p>
      <text:p text:style-name="P4"><text:span text:style-name="Strong_20_Emphasis"><text:span text:style-name="T5">To</text:span></text:span><text:span text:style-name="Strong_20_Emphasis"><text:span text:style-name="T5">sail:</text:span></text:span><text:span text:style-name="T8">velejar;</text:span></text:p>
      <text:p text:style-name="P4"><text:soft-page-break/><text:span text:style-name="Strong_20_Emphasis"><text:span text:style-name="T5">To</text:span></text:span><text:span text:style-name="Strong_20_Emphasis"><text:span text:style-name="T5">ski:</text:span></text:span><text:span text:style-name="T8">esquiar;</text:span></text:p>
      <text:p text:style-name="P4"><text:span text:style-name="Strong_20_Emphasis"><text:span text:style-name="T5">To hike:</text:span></text:span><text:span text:style-name="T8">fazer caminhada/trilha;</text:span></text:p>
      <text:p text:style-name="P4"><text:span text:style-name="Strong_20_Emphasis"><text:span text:style-name="T5">To surf:</text:span></text:span><text:span text:style-name="T8">surfa;</text:span></text:p>
      <text:p text:style-name="P4"><text:span text:style-name="Strong_20_Emphasis"><text:span text:style-name="T5">To</text:span></text:span><text:span text:style-name="Strong_20_Emphasis"><text:span text:style-name="T5">dance</text:span></text:span><text:span text:style-name="T8">:dançar</text:span><text:span text:style-name="T8">;</text:span></text:p>
      <text:p text:style-name="P4"><text:span text:style-name="Strong_20_Emphasis"><text:span text:style-name="T5">To</text:span></text:span><text:span text:style-name="Strong_20_Emphasis"><text:span text:style-name="T5">fish</text:span></text:span><text:span text:style-name="T8">:pescar ;</text:span></text:p>
      <text:p text:style-name="P4"><text:span text:style-name="Strong_20_Emphasis"><text:span text:style-name="T5">To</text:span></text:span><text:span text:style-name="Strong_20_Emphasis"><text:span text:style-name="T5">cycle</text:span></text:span><text:span text:style-name="T8">:pedalar ;</text:span></text:p>
      <text:p text:style-name="P4"><text:span text:style-name="Strong_20_Emphasis"><text:span text:style-name="T5">To</text:span></text:span><text:span text:style-name="Strong_20_Emphasis"><text:span text:style-name="T5">swim</text:span></text:span><text:span text:style-name="T8">:nadar ;</text:span></text:p>
      <text:p text:style-name="P4"><text:span text:style-name="Strong_20_Emphasis"><text:span text:style-name="T5">To</text:span></text:span><text:span text:style-name="Strong_20_Emphasis"><text:span text:style-name="T5">climb</text:span></text:span><text:span text:style-name="T8">:escalar;</text:span></text:p>
      <text:p text:style-name="P4"><text:span text:style-name="Strong_20_Emphasis"><text:span text:style-name="T5">Tocamp</text:span></text:span><text:span text:style-name="T8">:acampar;</text:span></text:p>
      <text:p text:style-name="P4"><text:span text:style-name="Strong_20_Emphasis"><text:span text:style-name="T5">To</text:span></text:span><text:span text:style-name="Strong_20_Emphasis"><text:span text:style-name="T5">go jogging</text:span></text:span><text:span text:style-name="T8">:fazer cooper;</text:span></text:p>
      <text:p text:style-name="P4"><text:span text:style-name="Strong_20_Emphasis"><text:span text:style-name="T11">To go running</text:span></text:span><text:span text:style-name="T10">: correr;</text:span></text:p>
      <text:p text:style-name="P4"><text:span text:style-name="Strong_20_Emphasis"><text:span text:style-name="T5">To</text:span></text:span><text:span text:style-name="Strong_20_Emphasis"><text:span text:style-name="T5">go skating:</text:span></text:span><text:span text:style-name="T8">andar de skate;</text:span></text:p>
      <text:p text:style-name="P4"><text:span text:style-name="Strong_20_Emphasis"><text:span text:style-name="T5">To</text:span></text:span><text:span text:style-name="Strong_20_Emphasis"><text:span text:style-name="T5">go roller skating</text:span></text:span><text:span text:style-name="T8">:andar de patins ;</text:span></text:p>
      <text:p text:style-name="P4"><text:span text:style-name="Strong_20_Emphasis"><text:span text:style-name="T5">To</text:span></text:span><text:span text:style-name="Strong_20_Emphasis"><text:span text:style-name="T5">go sailing</text:span></text:span><text:span text:style-name="T8">:velejar;</text:span></text:p>
      <text:p text:style-name="P4"><text:span text:style-name="Strong_20_Emphasis"><text:span text:style-name="T5">To</text:span></text:span><text:span text:style-name="Strong_20_Emphasis"><text:span text:style-name="T5">go skiing</text:span></text:span><text:span text:style-name="T8">:esquiar ;</text:span></text:p>
      <text:p text:style-name="P4"><text:span text:style-name="Strong_20_Emphasis"><text:span text:style-name="T5">To</text:span></text:span><text:span text:style-name="Strong_20_Emphasis"><text:span text:style-name="T5">go surfing</text:span></text:span><text:span text:style-name="T8">:surfar;</text:span></text:p>
      <text:p text:style-name="P4"><text:span text:style-name="Strong_20_Emphasis"><text:span text:style-name="T5">To</text:span></text:span><text:span text:style-name="Strong_20_Emphasis"><text:span text:style-name="T5">go dancing</text:span></text:span><text:span text:style-name="T8">:dançar ;</text:span></text:p>
      <text:p text:style-name="P4"><text:span text:style-name="Strong_20_Emphasis"><text:span text:style-name="T5">To</text:span></text:span><text:span text:style-name="Strong_20_Emphasis"><text:span text:style-name="T5">go fishing</text:span></text:span><text:span text:style-name="T8">:pescar;</text:span></text:p>
      <text:p text:style-name="P4"><text:span text:style-name="Strong_20_Emphasis"><text:span text:style-name="T5">To</text:span></text:span><text:span text:style-name="Strong_20_Emphasis"><text:span text:style-name="T5">go cycling</text:span></text:span><text:span text:style-name="T8">:andar de bicicleta ;</text:span></text:p>
      <text:p text:style-name="P4"><text:span text:style-name="Strong_20_Emphasis"><text:span text:style-name="T5">To</text:span></text:span><text:span text:style-name="Strong_20_Emphasis"><text:span text:style-name="T5">go swimming</text:span></text:span><text:span text:style-name="T8">:nadar;</text:span></text:p>
      <text:p text:style-name="P4"><text:span text:style-name="Strong_20_Emphasis"><text:span text:style-name="T5">Togo climbing</text:span></text:span><text:span text:style-name="T8">:escalar</text:span><text:span text:style-name="T8">(árvore, montanha);</text:span></text:p>
      <text:p text:style-name="P4"><text:span text:style-name="Strong_20_Emphasis"><text:span text:style-name="T5">To</text:span></text:span><text:span text:style-name="Strong_20_Emphasis"><text:span text:style-name="T5">go camping</text:span></text:span><text:span text:style-name="T8">:acampar;</text:span></text:p>
      <text:p text:style-name="P4"><text:span text:style-name="Strong_20_Emphasis"><text:span text:style-name="T5">To play volleyball:</text:span></text:span><text:span text:style-name="T8">jogar vôlei;</text:span></text:p>
      <text:p text:style-name="P4"><text:span text:style-name="Strong_20_Emphasis"><text:span text:style-name="T5">To play basketball:</text:span></text:span><text:span text:style-name="T10">jogar basquete;</text:span></text:p>
      <text:p text:style-name="P4"><text:span text:style-name="Strong_20_Emphasis"><text:span text:style-name="T5">To</text:span></text:span><text:span text:style-name="Strong_20_Emphasis"><text:span text:style-name="T5">play handball:</text:span></text:span><text:span text:style-name="T8">jogar handebol;</text:span></text:p>
      <text:p text:style-name="P4"><text:span text:style-name="Strong_20_Emphasis"><text:span text:style-name="T5">Toplay football/ soccer:</text:span></text:span><text:span text:style-name="T8">jogar futebol;</text:span></text:p>
      <text:p text:style-name="P4"><text:span text:style-name="Strong_20_Emphasis"><text:span text:style-name="T5">To</text:span></text:span><text:span text:style-name="Strong_20_Emphasis"><text:span text:style-name="T5">play rugby</text:span></text:span><text:span text:style-name="T8">:jogar rugby ;</text:span></text:p>
      <text:p text:style-name="P4"><text:span text:style-name="T8">T</text:span><text:span text:style-name="Strong_20_Emphasis"><text:span text:style-name="T5">oplay american football</text:span></text:span><text:span text:style-name="T8">:jogar futebol americano ;</text:span></text:p>
      <text:p text:style-name="P4"><text:span text:style-name="Strong_20_Emphasis"><text:span text:style-name="T5">To</text:span></text:span><text:span text:style-name="Strong_20_Emphasis"><text:span text:style-name="T5">play tennis:</text:span></text:span><text:span text:style-name="T8">jogar tênis;</text:span></text:p>
      <text:p text:style-name="P4"><text:span text:style-name="Strong_20_Emphasis"><text:span text:style-name="T5">To</text:span></text:span><text:span text:style-name="Strong_20_Emphasis"><text:span text:style-name="T5">play table tennis: j</text:span></text:span><text:span text:style-name="T10">ogar tênis de mesa;</text:span></text:p>
      <text:p text:style-name="P4"><text:span text:style-name="Strong_20_Emphasis"><text:span text:style-name="T5">To</text:span></text:span><text:span text:style-name="Strong_20_Emphasis"><text:span text:style-name="T5">play baseball</text:span></text:span><text:span text:style-name="T8">:jogar beisebol;</text:span></text:p>
      <text:p text:style-name="P4"><text:span text:style-name="Strong_20_Emphasis"><text:span text:style-name="T5">Toplay hockey</text:span></text:span><text:span text:style-name="T8">:jogar hockey ;</text:span></text:p>
      <text:p text:style-name="P4"><text:span text:style-name="Strong_20_Emphasis"><text:span text:style-name="T5">Toplay frisbee</text:span></text:span><text:span text:style-name="T8">:jogar frisbee ;</text:span></text:p>
      <text:p text:style-name="P4"><text:soft-page-break/><text:span text:style-name="Strong_20_Emphasis"><text:span text:style-name="T5">Toplay cards</text:span></text:span><text:span text:style-name="T8">:jogar cartas;</text:span></text:p>
      <text:p text:style-name="P4"><text:span text:style-name="Strong_20_Emphasis"><text:span text:style-name="T5">Toplay chess</text:span></text:span><text:span text:style-name="T8">:jogar xadrez ;</text:span></text:p>
      <text:p text:style-name="P4"><text:span text:style-name="Strong_20_Emphasis"><text:span text:style-name="T5">Toplay snooker</text:span></text:span><text:span text:style-name="T8">:jogar bilhar ;</text:span></text:p>
      <text:p text:style-name="P4"><text:span text:style-name="Strong_20_Emphasis"><text:span text:style-name="T5">Toplay board games:</text:span></text:span><text:span text:style-name="T8">jogar jogos de tabuleiro;</text:span></text:p>
      <text:p text:style-name="P4"><text:span text:style-name="Strong_20_Emphasis"><text:span text:style-name="T5">To</text:span></text:span><text:span text:style-name="Strong_20_Emphasis"><text:span text:style-name="T5">do sports:</text:span></text:span><text:span text:style-name="T8">fazer esportes;</text:span></text:p>
      <text:p text:style-name="P4"><text:span text:style-name="Strong_20_Emphasis"><text:span text:style-name="T5">To</text:span></text:span><text:span text:style-name="Strong_20_Emphasis"><text:span text:style-name="T5">do exercises</text:span></text:span><text:span text:style-name="T8">:fazer exercícios;</text:span></text:p>
      <text:p text:style-name="P4"><text:span text:style-name="Strong_20_Emphasis"><text:span text:style-name="T5">To</text:span></text:span><text:span text:style-name="Strong_20_Emphasis"><text:span text:style-name="T5">do yoga:</text:span></text:span><text:span text:style-name="T8">fazer ioga;</text:span></text:p>
      <text:p text:style-name="P4"><text:span text:style-name="Strong_20_Emphasis"><text:span text:style-name="T5">To do karate:</text:span></text:span><text:span text:style-name="T8">fazer karatê;</text:span></text:p>
      <text:p text:style-name="P4"><text:span text:style-name="Strong_20_Emphasis"><text:span text:style-name="T5">To do judo:</text:span></text:span><text:span text:style-name="T8">fazer judô;</text:span></text:p>
      <text:p text:style-name="P5"><text:span text:style-name="Strong_20_Emphasis"><text:span text:style-name="T5">To do aerobics:</text:span></text:span><text:span text:style-name="T8">fazer aeróbica;</text:span></text:p>
      <text:p text:style-name="P4"><text:span text:style-name="Strong_20_Emphasis"><text:span text:style-name="T5">Can’t stand:</text:span></text:span><text:span text:style-name="T8">não suportar;</text:span></text:p>
      <text:p text:style-name="P4"><text:span text:style-name="Strong_20_Emphasis"><text:span text:style-name="T5">Loathe:</text:span></text:span><text:span text:style-name="T8">detestar;</text:span></text:p>
      <text:p text:style-name="P4"><text:span text:style-name="Strong_20_Emphasis"><text:span text:style-name="T5">Hate</text:span></text:span><text:span text:style-name="T8">:odiar</text:span><text:span text:style-name="T8">;</text:span></text:p>
      <text:p text:style-name="P4"><text:span text:style-name="Strong_20_Emphasis"><text:span text:style-name="T5">Not like/dislike</text:span></text:span><text:span text:style-name="T8">:não gostar</text:span><text:span text:style-name="T8">;</text:span></text:p>
      <text:p text:style-name="P4"><text:span text:style-name="Strong_20_Emphasis"><text:span text:style-name="T5">Not mind</text:span></text:span><text:span text:style-name="T8">:não se importar ;</text:span></text:p>
      <text:p text:style-name="P4"><text:span text:style-name="Strong_20_Emphasis"><text:span text:style-name="T5">Like/enjoy</text:span></text:span><text:span text:style-name="T8">:gostar/curtir;</text:span></text:p>
      <text:p text:style-name="P4"><text:span text:style-name="Strong_20_Emphasis"><text:span text:style-name="T5">Love:</text:span></text:span><text:span text:style-name="T8">amar;</text:span></text:p>
      <text:p text:style-name="P4"><text:span text:style-name="Strong_20_Emphasis"><text:span text:style-name="T5">I’m in!</text:span></text:span><text:span text:style-name="T8">:Estou nessa!;</text:span></text:p>
      <text:p text:style-name="P4"><text:span text:style-name="Strong_20_Emphasis"><text:span text:style-name="T5">Even though:</text:span></text:span><text:span text:style-name="T8">apesar de;</text:span></text:p>
      <text:p text:style-name="P4"><text:span text:style-name="Strong_20_Emphasis"><text:span text:style-name="T5">To join</text:span></text:span><text:span text:style-name="T8">:unir-se a; juntar-se a;</text:span></text:p>
      <text:p text:style-name="P4"><text:span text:style-name="Strong_20_Emphasis"><text:span text:style-name="T5">How come...?</text:span></text:span><text:span text:style-name="T8">:Como assim...?;</text:span></text:p>
      <text:p text:style-name="P4"><text:span text:style-name="Strong_20_Emphasis"><text:span text:style-name="T5">Accomplished</text:span></text:span><text:span text:style-name="T8">:talentoso;</text:span></text:p>
      <text:p text:style-name="P4"><text:span text:style-name="Strong_20_Emphasis"><text:span text:style-name="T5">To drible:</text:span></text:span><text:span text:style-name="T8">driblar (em esportes);</text:span></text:p>
      <text:p text:style-name="P4"><text:span text:style-name="Strong_20_Emphasis"><text:span text:style-name="T5">Court</text:span></text:span><text:span text:style-name="T8">:quadra;</text:span></text:p>
      <text:p text:style-name="P4"><text:span text:style-name="Strong_20_Emphasis"><text:span text:style-name="T5">Shots</text:span></text:span><text:span text:style-name="T8">:arremessos;</text:span></text:p>
      <text:p text:style-name="P4"><text:span text:style-name="Strong_20_Emphasis"><text:span text:style-name="T5">Challenges</text:span></text:span><text:span text:style-name="T8">:desafios;</text:span></text:p>
      <text:p text:style-name="P4"><text:span text:style-name="Strong_20_Emphasis"><text:span text:style-name="T5">To manage:</text:span></text:span><text:span text:style-name="T8">dar um jeito;</text:span></text:p>
      <text:p text:style-name="P4"><text:span text:style-name="Strong_20_Emphasis"><text:span text:style-name="T5">Beautifully:</text:span></text:span><text:span text:style-name="T8">de um jeito bonito, lindamente;</text:span></text:p>
      <text:p text:style-name="P4"><text:span text:style-name="Strong_20_Emphasis"><text:span text:style-name="T5">Carefully</text:span></text:span><text:span text:style-name="T8">:cuidadosamente;</text:span></text:p>
      <text:p text:style-name="P4"><text:span text:style-name="Strong_20_Emphasis"><text:span text:style-name="T5">Terribly</text:span></text:span><text:span text:style-name="T8">:terrivelmente;</text:span></text:p>
      <text:p text:style-name="P4"><text:span text:style-name="Strong_20_Emphasis"><text:span text:style-name="T5">Comfortably</text:span></text:span><text:span text:style-name="T8">:confortavelmente ;</text:span></text:p>
      <text:p text:style-name="P4"><text:span text:style-name="Strong_20_Emphasis"><text:span text:style-name="T5">Gently</text:span></text:span><text:span text:style-name="T8">:gentilmente;</text:span></text:p>
      <text:p text:style-name="P4"><text:span text:style-name="Strong_20_Emphasis"><text:span text:style-name="T5">Happily</text:span></text:span><text:span text:style-name="T8">:feliz (de maneira feliz);</text:span></text:p>
      <text:p text:style-name="P4"><text:soft-page-break/><text:span text:style-name="Strong_20_Emphasis"><text:span text:style-name="T5">Merrily</text:span></text:span><text:span text:style-name="T8">:feliz (de maneira feliz);</text:span></text:p>
      <text:p text:style-name="P4"><text:span text:style-name="Strong_20_Emphasis"><text:span text:style-name="T5">Angrily</text:span></text:span><text:span text:style-name="T8">:raivosamente;</text:span></text:p>
      <text:p text:style-name="P4"><text:span text:style-name="Strong_20_Emphasis"><text:span text:style-name="T5">Dramatically</text:span></text:span><text:span text:style-name="T8">:dramaticamente;</text:span></text:p>
      <text:p text:style-name="P4"><text:span text:style-name="Strong_20_Emphasis"><text:span text:style-name="T5">Horrifically</text:span></text:span><text:span text:style-name="T8">:horrivelmente;</text:span></text:p>
      <text:p text:style-name="P4"><text:span text:style-name="Strong_20_Emphasis"><text:span text:style-name="T5">Fast</text:span></text:span><text:span text:style-name="T8">:rapidamente;</text:span></text:p>
      <text:p text:style-name="P4"><text:span text:style-name="Strong_20_Emphasis"><text:span text:style-name="T5">Hard</text:span></text:span><text:span text:style-name="T8">:duro, difícil.</text:span></text:p>
      <text:p text:style-name="P4"><text:span text:style-name="Strong_20_Emphasis"><text:span text:style-name="T6">Light bulb</text:span></text:span><text:span text:style-name="T9">:lâmpada;</text:span></text:p>
      <text:p text:style-name="P4"><text:span text:style-name="Strong_20_Emphasis"><text:span text:style-name="T5">Borrow</text:span></text:span><text:span text:style-name="T8">:pegar emprestado;</text:span></text:p>
      <text:p text:style-name="P4"><text:span text:style-name="Strong_20_Emphasis"><text:span text:style-name="T5">Scared</text:span></text:span><text:span text:style-name="T8">:assustou;</text:span></text:p>
      <text:p text:style-name="P4"><text:span text:style-name="Strong_20_Emphasis"><text:span text:style-name="T5">Basement</text:span></text:span><text:span text:style-name="T8">:porão;</text:span></text:p>
      <text:p text:style-name="P4"><text:span text:style-name="Strong_20_Emphasis"><text:span text:style-name="T5">Find</text:span></text:span><text:span text:style-name="T8">:encontrar;</text:span></text:p>
      <text:p text:style-name="P4"><text:span text:style-name="Strong_20_Emphasis"><text:span text:style-name="T5">Chimney</text:span></text:span><text:span text:style-name="T8">:chaminé ;</text:span></text:p>
      <text:p text:style-name="P4"><text:span text:style-name="Strong_20_Emphasis"><text:span text:style-name="T5">Roof</text:span></text:span><text:span text:style-name="T8">:telhado;</text:span></text:p>
      <text:p text:style-name="P4"><text:span text:style-name="Strong_20_Emphasis"><text:span text:style-name="T5">Bedroom</text:span></text:span><text:span text:style-name="T8">:quarto ;</text:span></text:p>
      <text:p text:style-name="P4"><text:span text:style-name="Strong_20_Emphasis"><text:span text:style-name="T5">Bathroom</text:span></text:span><text:span text:style-name="T8">:banheiro ;</text:span></text:p>
      <text:p text:style-name="P4"><text:span text:style-name="Strong_20_Emphasis"><text:span text:style-name="T5">Office</text:span></text:span><text:span text:style-name="T8">:escritório;</text:span></text:p>
      <text:p text:style-name="P4"><text:span text:style-name="Strong_20_Emphasis"><text:span text:style-name="T5">Attic</text:span></text:span><text:span text:style-name="T8">:sótão</text:span><text:span text:style-name="T8">;</text:span></text:p>
      <text:p text:style-name="P4"><text:span text:style-name="Strong_20_Emphasis"><text:span text:style-name="T5">Garage</text:span></text:span><text:span text:style-name="T8">:garagem;</text:span></text:p>
      <text:p text:style-name="P4"><text:span text:style-name="Strong_20_Emphasis"><text:span text:style-name="T5">Laundry (room)</text:span></text:span><text:span text:style-name="T8">:lavanderia;área de serviço;</text:span></text:p>
      <text:p text:style-name="P4"><text:span text:style-name="Strong_20_Emphasis"><text:span text:style-name="T5">Stairs</text:span></text:span><text:span text:style-name="T8">:escadas;</text:span></text:p>
      <text:p text:style-name="P4"><text:span text:style-name="Strong_20_Emphasis"><text:span text:style-name="T5">Living room</text:span></text:span><text:span text:style-name="T8">:sala de estar ;</text:span></text:p>
      <text:p text:style-name="P4"><text:span text:style-name="Strong_20_Emphasis"><text:span text:style-name="T5">Basement</text:span></text:span><text:span text:style-name="T8">:porão;</text:span></text:p>
      <text:p text:style-name="P4"><text:span text:style-name="Strong_20_Emphasis"><text:span text:style-name="T5">Porch</text:span></text:span><text:span text:style-name="T8">:varanda;</text:span></text:p>
      <text:p text:style-name="P4"><text:span text:style-name="Strong_20_Emphasis"><text:span text:style-name="T5">Mailbox</text:span></text:span><text:span text:style-name="T8">:caixa do correio;</text:span></text:p>
      <text:p text:style-name="P4"><text:span text:style-name="Strong_20_Emphasis"><text:span text:style-name="T5">Garden</text:span></text:span><text:span text:style-name="T8">:jardim;</text:span></text:p>
      <text:p text:style-name="P4"><text:span text:style-name="Strong_20_Emphasis"><text:span text:style-name="T5">Hallway</text:span></text:span><text:span text:style-name="T8">:corredor;</text:span></text:p>
      <text:p text:style-name="P4"><text:span text:style-name="Strong_20_Emphasis"><text:span text:style-name="T5">Dining room:</text:span></text:span><text:span text:style-name="T8">sala de jantar;</text:span></text:p>
      <text:p text:style-name="P4"><text:span text:style-name="Strong_20_Emphasis"><text:span text:style-name="T5">Path</text:span></text:span><text:span text:style-name="T8">:caminho;</text:span></text:p>
      <text:p text:style-name="P4"><text:span text:style-name="Strong_20_Emphasis"><text:span text:style-name="T5">Kitchen</text:span></text:span><text:span text:style-name="T8">:cozinha;</text:span></text:p>
      <text:p text:style-name="P4"><text:span text:style-name="Strong_20_Emphasis"><text:span text:style-name="T5">Balcony</text:span></text:span><text:span text:style-name="T8">:sacada;</text:span></text:p>
      <text:p text:style-name="P4"><text:span text:style-name="Strong_20_Emphasis"><text:span text:style-name="T5">Fence</text:span></text:span><text:span text:style-name="T8">:cerca;</text:span></text:p>
      <text:p text:style-name="P4"><text:span text:style-name="Strong_20_Emphasis"><text:span text:style-name="T5">Sofa</text:span></text:span><text:span text:style-name="T8">:sofá;</text:span></text:p>
      <text:p text:style-name="P4"><text:span text:style-name="Strong_20_Emphasis"><text:span text:style-name="T5">Armchair</text:span></text:span><text:span text:style-name="T8">:poltrona;</text:span></text:p>
      <text:p text:style-name="P4"><text:soft-page-break/><text:span text:style-name="Strong_20_Emphasis"><text:span text:style-name="T5">Shelf</text:span></text:span><text:span text:style-name="T8">:estante;</text:span></text:p>
      <text:p text:style-name="P4"><text:span text:style-name="Strong_20_Emphasis"><text:span text:style-name="T5">Television</text:span></text:span><text:span text:style-name="T8">:televisão;</text:span></text:p>
      <text:p text:style-name="P4"><text:span text:style-name="Strong_20_Emphasis"><text:span text:style-name="T5">TV rack:</text:span></text:span><text:span text:style-name="T8">rack de TV;</text:span></text:p>
      <text:p text:style-name="P4"><text:span text:style-name="Strong_20_Emphasis"><text:span text:style-name="T5">Cushion</text:span></text:span><text:span text:style-name="T8">:almofada;</text:span></text:p>
      <text:p text:style-name="P4"><text:span text:style-name="Strong_20_Emphasis"><text:span text:style-name="T5">Lamp</text:span></text:span><text:span text:style-name="T8">:luminária;</text:span></text:p>
      <text:p text:style-name="P4"><text:span text:style-name="Strong_20_Emphasis"><text:span text:style-name="T5">Curtains</text:span></text:span><text:span text:style-name="T8">:cortina;</text:span></text:p>
      <text:p text:style-name="P4"><text:span text:style-name="Strong_20_Emphasis"><text:span text:style-name="T5">Rug</text:span></text:span><text:span text:style-name="T8">:tapete;</text:span></text:p>
      <text:p text:style-name="P4"><text:span text:style-name="Strong_20_Emphasis"><text:span text:style-name="T5">Picture</text:span></text:span><text:span text:style-name="T8">:quadro;</text:span></text:p>
      <text:p text:style-name="P4"><text:span text:style-name="Strong_20_Emphasis"><text:span text:style-name="T5">Coffee table</text:span></text:span><text:span text:style-name="T8">:mesa de centro;</text:span></text:p>
      <text:p text:style-name="P4"><text:span text:style-name="Strong_20_Emphasis"><text:span text:style-name="T5">Fireplace</text:span></text:span><text:span text:style-name="T8">:lareira;</text:span></text:p>
      <text:p text:style-name="P4"><text:span text:style-name="Strong_20_Emphasis"><text:span text:style-name="T5">Table</text:span></text:span><text:span text:style-name="T8">:mesa;</text:span></text:p>
      <text:p text:style-name="P4"><text:span text:style-name="Strong_20_Emphasis"><text:span text:style-name="T5">Chair</text:span></text:span><text:span text:style-name="T8">:cadeira;</text:span></text:p>
      <text:p text:style-name="P4"><text:span text:style-name="Strong_20_Emphasis"><text:span text:style-name="T5">Cupboard</text:span></text:span><text:span text:style-name="T8">:armário;</text:span></text:p>
      <text:p text:style-name="P4"><text:span text:style-name="Strong_20_Emphasis"><text:span text:style-name="T5">Plate</text:span></text:span><text:span text:style-name="T8">:prato;</text:span></text:p>
      <text:p text:style-name="P4"><text:span text:style-name="Strong_20_Emphasis"><text:span text:style-name="T5">Cup</text:span></text:span><text:span text:style-name="T8">:xícara;</text:span></text:p>
      <text:p text:style-name="P4"><text:span text:style-name="Strong_20_Emphasis"><text:span text:style-name="T5">Spoon</text:span></text:span><text:span text:style-name="T8">:colher</text:span><text:span text:style-name="T8">;</text:span></text:p>
      <text:p text:style-name="P4"><text:span text:style-name="Strong_20_Emphasis"><text:span text:style-name="T5">Knife</text:span></text:span><text:span text:style-name="T8">:faca ;</text:span></text:p>
      <text:p text:style-name="P4"><text:span text:style-name="Strong_20_Emphasis"><text:span text:style-name="T5">Fork</text:span></text:span><text:span text:style-name="T8">:garfo;</text:span></text:p>
      <text:p text:style-name="P4"><text:span text:style-name="Strong_20_Emphasis"><text:span text:style-name="T5">Bowl</text:span></text:span><text:span text:style-name="T8">:tigela ;</text:span></text:p>
      <text:p text:style-name="P4"><text:span text:style-name="Strong_20_Emphasis"><text:span text:style-name="T5">Glass</text:span></text:span><text:span text:style-name="T8">:copo;</text:span></text:p>
      <text:p text:style-name="P5"><text:span text:style-name="Strong_20_Emphasis"><text:span text:style-name="T5">Dishwasher</text:span></text:span><text:span text:style-name="T8">:máquinade lavar louça;</text:span></text:p>
      <text:p text:style-name="P4"><text:span text:style-name="Strong_20_Emphasis"><text:span text:style-name="T5">Stove</text:span></text:span><text:span text:style-name="T8">:fogão ;</text:span></text:p>
      <text:p text:style-name="P4"><text:span text:style-name="Strong_20_Emphasis"><text:span text:style-name="T5">Oven</text:span></text:span><text:span text:style-name="T8">:forno;</text:span></text:p>
      <text:p text:style-name="P4"><text:span text:style-name="Strong_20_Emphasis"><text:span text:style-name="T5">Fridge</text:span></text:span><text:span text:style-name="T8">:geladeira;</text:span></text:p>
      <text:p text:style-name="P4"><text:span text:style-name="Strong_20_Emphasis"><text:span text:style-name="T5">Microwave oven:</text:span></text:span><text:span text:style-name="T8">forno de micro-ondas;</text:span></text:p>
      <text:p text:style-name="P4"><text:span text:style-name="Strong_20_Emphasis"><text:span text:style-name="T5">Toaster</text:span></text:span><text:span text:style-name="T8">:torradeira;</text:span></text:p>
      <text:p text:style-name="P4"><text:span text:style-name="Strong_20_Emphasis"><text:span text:style-name="T5">Coffee machine</text:span></text:span><text:span text:style-name="T8">:máquina de café;</text:span></text:p>
      <text:p text:style-name="P4"><text:span text:style-name="Strong_20_Emphasis"><text:span text:style-name="T5">Blender</text:span></text:span><text:span text:style-name="T8">:liquidificador;</text:span></text:p>
      <text:p text:style-name="P4"><text:span text:style-name="Strong_20_Emphasis"><text:span text:style-name="T5">Mixer</text:span></text:span><text:span text:style-name="T8">:batedeira;</text:span></text:p>
      <text:p text:style-name="P4"><text:span text:style-name="Strong_20_Emphasis"><text:span text:style-name="T5">Sink</text:span></text:span><text:span text:style-name="T8">:pia;</text:span></text:p>
      <text:p text:style-name="P4"><text:span text:style-name="Strong_20_Emphasis"><text:span text:style-name="T5">Shower</text:span></text:span><text:span text:style-name="T8">:chuveiro;</text:span></text:p>
      <text:p text:style-name="P4"><text:span text:style-name="Strong_20_Emphasis"><text:span text:style-name="T5">Toilet</text:span></text:span><text:span text:style-name="T8">:vaso sanitário;</text:span></text:p>
      <text:p text:style-name="P4"><text:span text:style-name="Strong_20_Emphasis"><text:span text:style-name="T5">Mirror</text:span></text:span><text:span text:style-name="T8">:espelho;</text:span></text:p>
      <text:p text:style-name="P4"><text:soft-page-break/><text:span text:style-name="Strong_20_Emphasis"><text:span text:style-name="T5">Bathtub</text:span></text:span><text:span text:style-name="T8">:banheira;</text:span></text:p>
      <text:p text:style-name="P4"><text:span text:style-name="Strong_20_Emphasis"><text:span text:style-name="T5">Toilet</text:span></text:span><text:span text:style-name="T8">:vaso sanitário;</text:span></text:p>
      <text:p text:style-name="P4"><text:span text:style-name="Strong_20_Emphasis"><text:span text:style-name="T5">Bed</text:span></text:span><text:span text:style-name="T8">:cama;</text:span></text:p>
      <text:p text:style-name="P4"><text:span text:style-name="Strong_20_Emphasis"><text:span text:style-name="T5">Pillow</text:span></text:span><text:span text:style-name="T8">:travesseiro;</text:span></text:p>
      <text:p text:style-name="P4"><text:span text:style-name="Strong_20_Emphasis"><text:span text:style-name="T5">Blanket</text:span></text:span><text:span text:style-name="T8">:cobertor;</text:span></text:p>
      <text:p text:style-name="P4"><text:span text:style-name="Strong_20_Emphasis"><text:span text:style-name="T5">Night table</text:span></text:span><text:span text:style-name="T8">:mesa de cabeceira;</text:span></text:p>
      <text:p text:style-name="P4"><text:span text:style-name="Strong_20_Emphasis"><text:span text:style-name="T5">Wardrobe</text:span></text:span><text:span text:style-name="T8">:armário;</text:span></text:p>
      <text:p text:style-name="P4"><text:span text:style-name="Strong_20_Emphasis"><text:span text:style-name="T5">Chest of drawers</text:span></text:span><text:span text:style-name="T8">:cômoda;</text:span></text:p>
      <text:p text:style-name="P4"><text:span text:style-name="Strong_20_Emphasis"><text:span text:style-name="T5">Sheet</text:span></text:span><text:span text:style-name="T8">:lençol;</text:span></text:p>
      <text:p text:style-name="P4"><text:span text:style-name="Strong_20_Emphasis"><text:span text:style-name="T5">Comforter</text:span></text:span><text:span text:style-name="T8">:edredom;</text:span></text:p>
      <text:p text:style-name="P4"><text:span text:style-name="Strong_20_Emphasis"><text:span text:style-name="T5">Door</text:span></text:span><text:span text:style-name="T8">:porta;</text:span></text:p>
      <text:p text:style-name="P4"><text:span text:style-name="Strong_20_Emphasis"><text:span text:style-name="T5">Window</text:span></text:span><text:span text:style-name="T8">:janela;</text:span></text:p>
      <text:p text:style-name="P4"><text:span text:style-name="Strong_20_Emphasis"><text:span text:style-name="T5">Mailbox</text:span></text:span><text:span text:style-name="T8">:caixa de correio;</text:span></text:p>
      <text:p text:style-name="P5"><text:span text:style-name="Strong_20_Emphasis"><text:span text:style-name="T5">Gate</text:span></text:span><text:span text:style-name="T8">:portão;</text:span></text:p>
      <text:p text:style-name="P4"><text:span text:style-name="Strong_20_Emphasis"><text:span text:style-name="T5">Took</text:span></text:span><text:span text:style-name="T8">:levei;</text:span></text:p>
      <text:p text:style-name="P4"><text:span text:style-name="Strong_20_Emphasis"><text:span text:style-name="T5">I’ll need</text:span></text:span><text:span text:style-name="T8">:eu vou precisar;</text:span></text:p>
      <text:p text:style-name="P4"><text:span text:style-name="Strong_20_Emphasis"><text:span text:style-name="T5">Torehearse some lines:</text:span></text:span><text:span text:style-name="T8">para ensaiar algumas falas;</text:span></text:p>
      <text:p text:style-name="P4"><text:span text:style-name="Strong_20_Emphasis"><text:span text:style-name="T5">There’s no point in asking her:</text:span></text:span><text:span text:style-name="T8">não adianta pedir para ela;</text:span></text:p>
      <text:p text:style-name="P4"><text:span text:style-name="Strong_20_Emphasis"><text:span text:style-name="T5">To</text:span></text:span><text:span text:style-name="Strong_20_Emphasis"><text:span text:style-name="T5">lend:</text:span></text:span><text:span text:style-name="T8">emprestar;</text:span></text:p>
      <text:p text:style-name="P4"><text:span text:style-name="Strong_20_Emphasis"><text:span text:style-name="T5">Another</text:span></text:span><text:span text:style-name="T8">:um outro;</text:span></text:p>
      <text:p text:style-name="P4"><text:span text:style-name="Strong_20_Emphasis"><text:span text:style-name="T5">Without</text:span></text:span><text:span text:style-name="T8">:sem;</text:span></text:p>
      <text:p text:style-name="P4"><text:span text:style-name="Strong_20_Emphasis"><text:span text:style-name="T5">Just give her a call:</text:span></text:span><text:span text:style-name="T8">apenas ligue para ela;</text:span></text:p>
      <text:p text:style-name="P4"><text:span text:style-name="Strong_20_Emphasis"><text:span text:style-name="T5">Audition</text:span></text:span><text:span text:style-name="T8">:audição;</text:span></text:p>
      <text:p text:style-name="P4"><text:span text:style-name="Strong_20_Emphasis"><text:span text:style-name="T5">Part</text:span></text:span><text:span text:style-name="T8">:papel;</text:span></text:p>
      <text:p text:style-name="P4"><text:span text:style-name="Strong_20_Emphasis"><text:span text:style-name="T5">Play</text:span></text:span><text:span text:style-name="T8">:peça [de teatro];</text:span></text:p>
      <text:p text:style-name="P4"><text:span text:style-name="Strong_20_Emphasis"><text:span text:style-name="T5">May I borrow:</text:span></text:span><text:span text:style-name="T10">posso pegar emprestado;</text:span></text:p>
      <text:p text:style-name="P4"><text:span text:style-name="Strong_20_Emphasis"><text:span text:style-name="T5">Bring</text:span></text:span><text:span text:style-name="T8">:trazer;</text:span></text:p>
      <text:p text:style-name="P4"><text:span text:style-name="Strong_20_Emphasis"><text:span text:style-name="T5">Goodluck</text:span></text:span><text:span text:style-name="T8">:boa sorte;</text:span></text:p>
      <text:p text:style-name="P4"><text:span text:style-name="Strong_20_Emphasis"><text:span text:style-name="T5">To use:</text:span></text:span><text:span text:style-name="T8">usar;</text:span></text:p>
      <text:p text:style-name="P4"><text:span text:style-name="Strong_20_Emphasis"><text:span text:style-name="T5">To open</text:span></text:span><text:span text:style-name="T8">: abrir;</text:span></text:p>
      <text:p text:style-name="P4"><text:span text:style-name="Strong_20_Emphasis"><text:span text:style-name="T5">Toclose</text:span></text:span><text:span text:style-name="T8">: fechar;</text:span></text:p>
      <text:p text:style-name="P4"><text:span text:style-name="Strong_20_Emphasis"><text:span text:style-name="T5">Toturn</text:span></text:span><text:span text:style-name="Strong_20_Emphasis"><text:span text:style-name="T5">on</text:span></text:span><text:span text:style-name="T8">: ligar;</text:span></text:p>
      <text:p text:style-name="P4"><text:span text:style-name="Strong_20_Emphasis"><text:span text:style-name="T5">To</text:span></text:span><text:span text:style-name="Strong_20_Emphasis"><text:span text:style-name="T5">turn</text:span></text:span><text:span text:style-name="Strong_20_Emphasis"><text:span text:style-name="T5">off</text:span></text:span><text:span text:style-name="T8">: desligar;</text:span></text:p>
      <text:p text:style-name="P4"><text:soft-page-break/><text:span text:style-name="Strong_20_Emphasis"><text:span text:style-name="T5">Toturnup:</text:span></text:span><text:span text:style-name="T8">(aumentar (o volume);</text:span></text:p>
      <text:p text:style-name="P4"><text:span text:style-name="Strong_20_Emphasis"><text:span text:style-name="T5">Toturn</text:span></text:span><text:span text:style-name="Strong_20_Emphasis"><text:span text:style-name="T5">down</text:span></text:span><text:span text:style-name="T8">: abaixar (o volume);</text:span></text:p>
      <text:p text:style-name="P4"><text:span text:style-name="Strong_20_Emphasis"><text:span text:style-name="T5">Tolend</text:span></text:span><text:span text:style-name="T8">: emprestar (ceder por empréstimo);</text:span></text:p>
      <text:p text:style-name="P4"><text:span text:style-name="Strong_20_Emphasis"><text:span text:style-name="T5">To</text:span></text:span><text:span text:style-name="Strong_20_Emphasis"><text:span text:style-name="T7">H</text:span></text:span><text:span text:style-name="Strong_20_Emphasis"><text:span text:style-name="T5">borrow</text:span></text:span><text:span text:style-name="T8">: pegar emprestado.</text:span></text:p>
      <text:p text:style-name="P3"><text:span text:style-name="T37"/></text:p>
      <text:p text:style-name="P18"><text:line-break/></text:p>
      <text:p text:style-name="P17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entury Gothic" svg:font-family="'Century Gothic', Arial, Helvetica, sans-serif"/>
    <style:font-face style:name="Century Gothic1" svg:font-family="'Century Gothic', Arial, Helvetica, sans-serif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14:58:08.286343307</meta:creation-date>
    <dc:date>2025-01-23T16:11:27.043606698</dc:date>
    <meta:editing-duration>PT3H8M36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20" meta:paragraph-count="507" meta:word-count="1646" meta:character-count="13108" meta:non-whitespace-character-count="11964"/>
  </office:meta>
</office:document-meta>
</file>